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Futura-Medium" svg:font-family="Futura-Medium"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top="0cm" fo:margin-bottom="0.212cm" style:contextual-spacing="false" fo:line-height="150%"/>
    </style:style>
    <style:style style:name="P2" style:family="paragraph" style:parent-style-name="Standard">
      <style:paragraph-properties fo:line-height="150%"/>
      <style:text-properties fo:color="#000000" loext:opacity="100%" style:font-name="Futura-Medium" fo:font-size="12pt" style:text-underline-style="none" style:font-size-asian="12pt"/>
    </style:style>
    <style:style style:name="P3" style:family="paragraph" style:parent-style-name="Standard">
      <style:paragraph-properties fo:line-height="150%"/>
    </style:style>
    <style:style style:name="P4" style:family="paragraph" style:parent-style-name="Standard">
      <style:paragraph-properties fo:line-height="150%"/>
      <style:text-properties style:use-window-font-color="true" loext:opacity="0%" fo:font-style="italic" fo:background-color="#ffff00" style:font-style-asian="italic" style:font-style-complex="italic"/>
    </style:style>
    <style:style style:name="P5" style:family="paragraph" style:parent-style-name="Standard">
      <style:paragraph-properties fo:line-height="150%"/>
      <style:text-properties style:use-window-font-color="true" loext:opacity="0%" fo:font-style="italic" officeooo:rsid="00189dd5" officeooo:paragraph-rsid="00189dd5" fo:background-color="#ffff00" style:font-style-asian="italic" style:font-style-complex="italic"/>
    </style:style>
    <style:style style:name="P6" style:family="paragraph" style:parent-style-name="Standard">
      <style:paragraph-properties fo:line-height="150%"/>
      <style:text-properties style:use-window-font-color="true" loext:opacity="0%" style:font-name="Futura-Medium" fo:font-size="12pt" fo:font-style="italic" style:text-underline-style="none" fo:background-color="#ffff00" style:font-size-asian="12pt" style:font-style-asian="italic" style:font-style-complex="italic"/>
    </style:style>
    <style:style style:name="P7" style:family="paragraph" style:parent-style-name="Standard">
      <style:paragraph-properties fo:line-height="150%"/>
      <style:text-properties fo:color="#000000" loext:opacity="100%" style:font-name="Futura-Medium" fo:font-size="14pt" style:text-underline-style="none" style:font-size-asian="14pt"/>
    </style:style>
    <style:style style:name="P8" style:family="paragraph" style:parent-style-name="Standard" style:list-style-name="WWNum1">
      <style:paragraph-properties fo:margin-left="0.635cm" fo:line-height="150%" fo:text-indent="-0.635cm" style:auto-text-indent="false">
        <style:tab-stops>
          <style:tab-stop style:position="0.035cm"/>
          <style:tab-stop style:position="0.635cm"/>
        </style:tab-stops>
      </style:paragraph-properties>
    </style:style>
    <style:style style:name="P9" style:family="paragraph" style:parent-style-name="Standard">
      <style:paragraph-properties fo:margin-left="0.333cm" fo:line-height="150%" fo:text-indent="-0.333cm" style:auto-text-indent="false"/>
    </style:style>
    <style:style style:name="P10" style:family="paragraph" style:parent-style-name="Standard" style:list-style-name="WWNum2">
      <style:paragraph-properties fo:margin-left="0.75cm" fo:line-height="150%" fo:text-align="left" style:justify-single-word="false" fo:text-indent="-0.75cm" style:auto-text-indent="false">
        <style:tab-stops>
          <style:tab-stop style:position="0.115cm"/>
          <style:tab-stop style:position="0.75cm"/>
        </style:tab-stops>
      </style:paragraph-properties>
    </style:style>
    <style:style style:name="P11" style:family="paragraph" style:parent-style-name="Standard" style:list-style-name="WWNum3">
      <style:paragraph-properties fo:margin-left="0.635cm" fo:line-height="150%" fo:text-indent="-0.635cm" style:auto-text-indent="false">
        <style:tab-stops>
          <style:tab-stop style:position="0.035cm"/>
          <style:tab-stop style:position="0.635cm"/>
        </style:tab-stops>
      </style:paragraph-properties>
    </style:style>
    <style:style style:name="P12" style:family="paragraph" style:parent-style-name="Standard" style:list-style-name="WWNum4">
      <style:paragraph-properties fo:margin-left="0.998cm" fo:line-height="150%" fo:text-indent="-0.998cm" style:auto-text-indent="false">
        <style:tab-stops>
          <style:tab-stop style:position="0.127cm"/>
          <style:tab-stop style:position="0.998cm"/>
        </style:tab-stops>
      </style:paragraph-properties>
    </style:style>
    <style:style style:name="P13" style:family="paragraph" style:parent-style-name="Standard">
      <style:paragraph-properties fo:line-height="150%"/>
      <style:text-properties officeooo:paragraph-rsid="001c6382"/>
    </style:style>
    <style:style style:name="P14" style:family="paragraph" style:parent-style-name="Standard" style:list-style-name="WWNum5">
      <style:paragraph-properties fo:margin-left="0.998cm" fo:line-height="150%" fo:text-indent="-0.998cm" style:auto-text-indent="false">
        <style:tab-stops>
          <style:tab-stop style:position="0.127cm"/>
          <style:tab-stop style:position="0.998cm"/>
        </style:tab-stops>
      </style:paragraph-properties>
    </style:style>
    <style:style style:name="P15" style:family="paragraph" style:parent-style-name="Standard" style:list-style-name="WWNum6">
      <style:paragraph-properties fo:line-height="150%" fo:text-indent="-1.27cm" style:auto-text-indent="false">
        <style:tab-stops>
          <style:tab-stop style:position="0.635cm"/>
          <style:tab-stop style:position="1.27cm"/>
        </style:tab-stops>
      </style:paragraph-properties>
    </style:style>
    <style:style style:name="P16" style:family="paragraph" style:parent-style-name="Standard" style:list-style-name="WWNum6">
      <style:paragraph-properties fo:line-height="150%" fo:text-indent="-1.27cm" style:auto-text-indent="false">
        <style:tab-stops>
          <style:tab-stop style:position="0.635cm"/>
          <style:tab-stop style:position="0.908cm" style:type="center"/>
        </style:tab-stops>
      </style:paragraph-properties>
    </style:style>
    <style:style style:name="P17" style:family="paragraph" style:parent-style-name="Standard">
      <style:paragraph-properties fo:margin-left="1.27cm" fo:line-height="150%" fo:text-indent="0cm" style:auto-text-indent="false"/>
    </style:style>
    <style:style style:name="P18" style:family="paragraph" style:parent-style-name="Standard" style:list-style-name="WWNum7">
      <style:paragraph-properties fo:margin-left="0.998cm" fo:line-height="150%" fo:text-indent="-0.998cm" style:auto-text-indent="false">
        <style:tab-stops>
          <style:tab-stop style:position="0.127cm"/>
          <style:tab-stop style:position="0.998cm"/>
        </style:tab-stops>
      </style:paragraph-properties>
    </style:style>
    <style:style style:name="P19" style:family="paragraph" style:parent-style-name="Standard">
      <style:paragraph-properties fo:line-height="150%"/>
      <style:text-properties officeooo:paragraph-rsid="001f8ea4"/>
    </style:style>
    <style:style style:name="P20" style:family="paragraph" style:parent-style-name="Standard" style:list-style-name="WWNum8">
      <style:paragraph-properties fo:line-height="150%" fo:text-indent="-1.27cm" style:auto-text-indent="false">
        <style:tab-stops>
          <style:tab-stop style:position="0.399cm"/>
          <style:tab-stop style:position="1.27cm"/>
        </style:tab-stops>
      </style:paragraph-properties>
    </style:style>
    <style:style style:name="P21" style:family="paragraph" style:parent-style-name="Standard" style:list-style-name="WWNum9">
      <style:paragraph-properties fo:margin-left="1.249cm" fo:line-height="150%" fo:text-indent="-1.249cm" style:auto-text-indent="false">
        <style:tab-stops>
          <style:tab-stop style:position="0.377cm"/>
          <style:tab-stop style:position="1.249cm"/>
        </style:tab-stops>
      </style:paragraph-properties>
    </style:style>
    <style:style style:name="P22" style:family="paragraph" style:parent-style-name="Standard" style:list-style-name="WWNum10">
      <style:paragraph-properties fo:line-height="150%" fo:text-indent="-1.27cm" style:auto-text-indent="false">
        <style:tab-stops>
          <style:tab-stop style:position="0.399cm"/>
          <style:tab-stop style:position="1.27cm"/>
        </style:tab-stops>
      </style:paragraph-properties>
    </style:style>
    <style:style style:name="P23" style:family="paragraph" style:parent-style-name="Standard" style:list-style-name="WWNum11">
      <style:paragraph-properties fo:line-height="150%" fo:text-indent="-1.27cm" style:auto-text-indent="false">
        <style:tab-stops>
          <style:tab-stop style:position="0.399cm"/>
          <style:tab-stop style:position="1.27cm"/>
        </style:tab-stops>
      </style:paragraph-properties>
    </style:style>
    <style:style style:name="P24" style:family="paragraph" style:parent-style-name="Standard" style:list-style-name="WWNum12">
      <style:paragraph-properties fo:line-height="150%" fo:text-indent="-1.27cm" style:auto-text-indent="false">
        <style:tab-stops>
          <style:tab-stop style:position="0.399cm"/>
          <style:tab-stop style:position="1.27cm"/>
        </style:tab-stops>
      </style:paragraph-properties>
    </style:style>
    <style:style style:name="P25" style:family="paragraph" style:parent-style-name="Standard" style:list-style-name="WWNum13">
      <style:paragraph-properties fo:margin-left="0.635cm" fo:line-height="150%" fo:text-indent="-0.635cm" style:auto-text-indent="false">
        <style:tab-stops>
          <style:tab-stop style:position="0.035cm"/>
          <style:tab-stop style:position="0.635cm"/>
        </style:tab-stops>
      </style:paragraph-properties>
    </style:style>
    <style:style style:name="P26" style:family="paragraph" style:parent-style-name="Standard" style:list-style-name="WWNum14">
      <style:paragraph-properties fo:margin-left="0.635cm" fo:line-height="150%" fo:text-indent="-0.635cm" style:auto-text-indent="false">
        <style:tab-stops>
          <style:tab-stop style:position="0.035cm"/>
          <style:tab-stop style:position="0.635cm"/>
        </style:tab-stops>
      </style:paragraph-properties>
    </style:style>
    <style:style style:name="P27" style:family="paragraph" style:parent-style-name="Standard" style:list-style-name="WWNum15">
      <style:paragraph-properties fo:margin-left="0.75cm" fo:line-height="150%" fo:text-indent="-0.75cm" style:auto-text-indent="false">
        <style:tab-stops>
          <style:tab-stop style:position="0.115cm"/>
          <style:tab-stop style:position="0.75cm"/>
        </style:tab-stops>
      </style:paragraph-properties>
    </style:style>
    <style:style style:name="P28" style:family="paragraph" style:parent-style-name="Standard" style:list-style-name="WWNum16">
      <style:paragraph-properties fo:margin-left="0.75cm" fo:line-height="150%" fo:text-indent="-0.75cm" style:auto-text-indent="false">
        <style:tab-stops>
          <style:tab-stop style:position="0.115cm"/>
          <style:tab-stop style:position="0.75cm"/>
        </style:tab-stops>
      </style:paragraph-properties>
    </style:style>
    <style:style style:name="P29" style:family="paragraph" style:parent-style-name="Standard" style:list-style-name="WWNum17">
      <style:paragraph-properties fo:margin-left="0.75cm" fo:line-height="150%" fo:text-indent="-0.75cm" style:auto-text-indent="false">
        <style:tab-stops>
          <style:tab-stop style:position="0.115cm"/>
          <style:tab-stop style:position="0.75cm"/>
        </style:tab-stops>
      </style:paragraph-properties>
    </style:style>
    <style:style style:name="P30" style:family="paragraph" style:parent-style-name="Standard">
      <style:paragraph-properties fo:line-height="150%"/>
      <style:text-properties fo:color="#000000" loext:opacity="100%" style:font-name="Futura-Medium" fo:font-size="12pt" style:text-underline-style="none" officeooo:paragraph-rsid="00230f9d" style:font-size-asian="12pt"/>
    </style:style>
    <style:style style:name="P31" style:family="paragraph" style:parent-style-name="Standard">
      <style:paragraph-properties fo:line-height="150%">
        <style:tab-stops>
          <style:tab-stop style:position="0.998cm"/>
        </style:tab-stops>
      </style:paragraph-properties>
    </style:style>
    <style:style style:name="P32" style:family="paragraph" style:parent-style-name="Standard">
      <style:paragraph-properties fo:line-height="150%">
        <style:tab-stops>
          <style:tab-stop style:position="0.998cm"/>
        </style:tab-stops>
      </style:paragraph-properties>
      <style:text-properties fo:color="#000000" loext:opacity="100%" style:font-name="Futura-Medium" fo:font-size="12pt" style:text-underline-style="none" style:font-size-asian="12pt"/>
    </style:style>
    <style:style style:name="P33" style:family="paragraph" style:parent-style-name="Standard">
      <style:paragraph-properties fo:line-height="150%" fo:text-align="justify" style:justify-single-word="false"/>
    </style:style>
    <style:style style:name="P34" style:family="paragraph" style:parent-style-name="Standard">
      <style:paragraph-properties fo:line-height="150%">
        <style:tab-stops>
          <style:tab-stop style:position="15.619cm"/>
        </style:tab-stops>
      </style:paragraph-properties>
    </style:style>
    <style:style style:name="P35" style:family="paragraph" style:parent-style-name="Standard">
      <style:paragraph-properties fo:line-height="150%">
        <style:tab-stops>
          <style:tab-stop style:position="15.619cm"/>
        </style:tab-stops>
      </style:paragraph-properties>
      <style:text-properties fo:color="#000000" loext:opacity="100%" style:font-name="Futura-Medium" fo:font-size="12pt" style:text-underline-style="none" style:font-size-asian="12pt"/>
    </style:style>
    <style:style style:name="P36" style:family="paragraph" style:parent-style-name="Standard">
      <style:paragraph-properties fo:margin-left="0.042cm" fo:line-height="150%" fo:text-indent="0cm" style:auto-text-indent="false">
        <style:tab-stops>
          <style:tab-stop style:position="0.042cm"/>
          <style:tab-stop style:position="0.06cm"/>
        </style:tab-stops>
      </style:paragraph-properties>
    </style:style>
    <style:style style:name="P37" style:family="paragraph" style:parent-style-name="Standard">
      <style:paragraph-properties fo:margin-left="0.009cm" fo:line-height="150%" fo:text-indent="0cm" style:auto-text-indent="false"/>
    </style:style>
    <style:style style:name="P38" style:family="paragraph" style:parent-style-name="Standard">
      <style:paragraph-properties fo:margin-left="0.009cm" fo:line-height="150%" fo:text-indent="0cm" style:auto-text-indent="false"/>
      <style:text-properties fo:color="#000000" loext:opacity="100%" style:font-name="Futura-Medium" fo:font-size="12pt" style:text-underline-style="none" style:font-size-asian="12pt"/>
    </style:style>
    <style:style style:name="P39" style:family="paragraph" style:parent-style-name="Standard">
      <style:paragraph-properties fo:margin-left="0.009cm" fo:line-height="150%" fo:text-indent="0cm" style:auto-text-indent="false"/>
      <style:text-properties fo:color="#0d0e11" loext:opacity="100%" style:font-name="Futura-Medium" fo:font-size="12pt" style:text-underline-style="none" style:font-size-asian="12pt"/>
    </style:style>
    <style:style style:name="P40" style:family="paragraph" style:parent-style-name="Standard">
      <style:paragraph-properties fo:line-height="15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1" style:family="paragraph" style:parent-style-name="Standard">
      <style:paragraph-properties fo:line-height="15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Futura-Medium" fo:font-size="12pt" style:text-underline-style="none" style:font-size-asian="12pt"/>
    </style:style>
    <style:style style:name="P42" style:family="paragraph" style:parent-style-name="Standard">
      <style:paragraph-properties fo:line-height="15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Futura-Medium" fo:font-size="12pt" style:text-underline-style="none" officeooo:rsid="00230f9d" officeooo:paragraph-rsid="00230f9d" style:font-size-asian="12pt"/>
    </style:style>
    <style:style style:name="P43" style:family="paragraph" style:parent-style-name="Standard">
      <style:paragraph-properties fo:line-height="150%" fo:text-align="right"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4" style:family="paragraph" style:parent-style-name="Standard">
      <style:paragraph-properties fo:line-height="15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Futura-Medium" fo:font-size="10pt" style:text-underline-style="none" style:font-size-asian="10pt"/>
    </style:style>
    <style:style style:name="P45" style:family="paragraph" style:parent-style-name="Standard">
      <style:paragraph-properties fo:line-height="15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tyle="italic" fo:background-color="#ffff00" style:font-style-asian="italic" style:font-style-complex="italic"/>
    </style:style>
    <style:style style:name="T1" style:family="text">
      <style:text-properties fo:color="#000000" loext:opacity="100%" style:font-name="Futura-Medium" fo:font-size="14pt" style:text-underline-style="none" style:font-size-asian="14pt"/>
    </style:style>
    <style:style style:name="T2" style:family="text">
      <style:text-properties fo:color="#000000" loext:opacity="100%" style:font-name="Futura-Medium" fo:font-size="12pt" style:text-underline-style="none" style:font-size-asian="12pt"/>
    </style:style>
    <style:style style:name="T3" style:family="text">
      <style:text-properties style:font-name="Futura-Medium" fo:font-size="12pt" style:text-underline-style="none" style:font-size-asian="12pt"/>
    </style:style>
    <style:style style:name="T4" style:family="text">
      <style:text-properties style:font-name="Futura-Medium" fo:font-size="12pt" style:text-underline-style="none" officeooo:rsid="00189dd5" style:font-size-asian="12pt"/>
    </style:style>
    <style:style style:name="T5" style:family="text">
      <style:text-properties style:font-name="Futura-Medium" fo:font-size="12pt" style:text-underline-style="none" officeooo:rsid="00194915" style:font-size-asian="12pt"/>
    </style:style>
    <style:style style:name="T6" style:family="text">
      <style:text-properties fo:color="#000000" loext:opacity="100%" style:font-name="Futura-Medium" fo:font-size="12pt" style:text-underline-style="none" officeooo:rsid="00194915" style:font-size-asian="12pt"/>
    </style:style>
    <style:style style:name="T7" style:family="text">
      <style:text-properties fo:color="#000000" loext:opacity="100%" style:font-name="Futura-Medium" fo:font-size="12pt" fo:font-style="italic" style:text-underline-style="none" officeooo:rsid="00194915" fo:background-color="#ffff00" loext:char-shading-value="0" style:font-size-asian="12pt" style:font-style-asian="italic" style:font-style-complex="italic"/>
    </style:style>
    <style:style style:name="T8" style:family="text">
      <style:text-properties fo:color="#000000" loext:opacity="100%" style:font-name="Futura-Medium" fo:font-size="12pt" fo:font-style="italic" style:text-underline-style="none" fo:background-color="#ffff00" loext:char-shading-value="0" style:font-size-asian="12pt" style:font-style-asian="italic" style:font-style-complex="italic"/>
    </style:style>
    <style:style style:name="T9" style:family="text">
      <style:text-properties style:use-window-font-color="true" loext:opacity="0%" style:font-name="Futura-Medium" fo:font-size="12pt" fo:font-style="italic" style:text-underline-style="none" officeooo:rsid="00194915" fo:background-color="#ffff00" loext:char-shading-value="0" style:font-size-asian="12pt" style:font-style-asian="italic" style:font-style-complex="italic"/>
    </style:style>
    <style:style style:name="T10" style:family="text">
      <style:text-properties style:use-window-font-color="true" loext:opacity="0%" style:font-name="Futura-Medium" fo:font-size="12pt" fo:font-style="italic" style:text-underline-style="none" fo:background-color="#ffff00" loext:char-shading-value="0" style:font-size-asian="12pt" style:font-style-asian="italic" style:font-style-complex="italic"/>
    </style:style>
    <style:style style:name="T11" style:family="text">
      <style:text-properties fo:color="#000000" loext:opacity="100%" style:font-name="Futura-Medium" fo:font-size="12pt" fo:font-style="italic" style:text-underline-style="none" style:font-size-asian="12pt" style:font-style-asian="italic" style:font-style-complex="italic"/>
    </style:style>
    <style:style style:name="T12" style:family="text">
      <style:text-properties fo:color="#000000" loext:opacity="100%" style:font-name="Futura-Medium" fo:font-size="12pt" style:text-underline-style="none" officeooo:rsid="001abffa" style:font-size-asian="12pt"/>
    </style:style>
    <style:style style:name="T13" style:family="text">
      <style:text-properties fo:color="#000000" loext:opacity="100%" style:font-name="Futura-Medium" fo:font-size="12pt" fo:font-style="italic" style:text-underline-style="none" officeooo:rsid="001c6382" fo:background-color="#ffff00" loext:char-shading-value="0" style:font-size-asian="12pt" style:font-style-asian="italic" style:font-style-complex="italic"/>
    </style:style>
    <style:style style:name="T14" style:family="text">
      <style:text-properties fo:color="#000000" loext:opacity="100%" style:font-name="Futura-Medium" fo:font-size="9pt" style:text-underline-style="none" style:font-size-asian="9pt"/>
    </style:style>
    <style:style style:name="T15" style:family="text">
      <style:text-properties fo:color="#000000" loext:opacity="100%" style:font-name="Futura-Medium" fo:font-size="10pt" style:text-underline-style="none" style:font-size-asian="10pt"/>
    </style:style>
    <style:style style:name="T16" style:family="text">
      <style:text-properties fo:color="#000000" loext:opacity="100%" style:font-name="Futura-Medium" fo:font-size="12pt" style:text-underline-style="none" officeooo:rsid="00230f9d" style:font-size-asian="12pt"/>
    </style:style>
    <style:style style:name="T17" style:family="text">
      <style:text-properties fo:color="#0d0e11" loext:opacity="100%" style:font-name="Futura-Medium" fo:font-size="12pt" style:text-underline-style="none" style:font-size-asian="12pt"/>
    </style:style>
    <style:style style:name="T18" style:family="text">
      <style:text-properties fo:color="#0d0e11" loext:opacity="100%" style:font-name="Futura-Medium" fo:font-size="12pt" style:text-underline-style="none" officeooo:rsid="00230f9d" style:font-size-asian="12pt"/>
    </style:style>
    <style:style style:name="T19" style:family="text">
      <style:text-properties fo:color="#0d0e11" loext:opacity="100%" style:font-name="Futura-Medium" fo:font-size="12pt" fo:font-style="italic" style:text-underline-style="none" fo:background-color="#ffff00" loext:char-shading-value="0" style:font-size-asian="12pt" style:font-style-asian="italic" style:font-style-complex="italic"/>
    </style:style>
    <style:style style:name="T20" style:family="text">
      <style:text-properties fo:color="#0d0e11" loext:opacity="100%" style:font-name="Futura-Medium" fo:font-size="12pt" fo:font-style="italic" style:text-underline-style="none" officeooo:rsid="00230f9d" fo:background-color="#ffff00" loext:char-shading-value="0" style:font-size-asian="12pt" style:font-style-asian="italic" style:font-style-complex="italic"/>
    </style:style>
    <style:style style:name="T21" style:family="text">
      <style:text-properties fo:color="#000000" loext:opacity="100%" style:font-name="Futura-Medium" fo:font-size="12pt" fo:font-style="italic" style:text-underline-style="none" officeooo:rsid="0024a9bd" fo:background-color="#ffff00" loext:char-shading-value="0" style:font-size-asian="12pt" style:font-style-asian="italic" style:font-style-complex="italic"/>
    </style:style>
    <style:style style:name="T22" style:family="text">
      <style:text-properties fo:color="#000000" loext:opacity="100%" style:font-name="Futura-Medium" fo:font-size="10pt" style:text-underline-style="none" officeooo:rsid="0024a9bd"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Mietvertrag für gewerblich genutzte Räume und Grundstücke <text:s/></text:span></text:p>
      <text:p text:style-name="P2" loext:marker-style-name="T2"/>
      <text:p text:style-name="P3" loext:marker-style-name="T2"><text:span text:style-name="T2">zwischen </text:span><text:span text:style-name="T2"/></text:p>
      <text:p text:style-name="P3" loext:marker-style-name="T2"><text:span text:style-name="T2">Vermieter</text:span><text:span text:style-name="T2"/></text:p>
      <text:p text:style-name="P3" loext:marker-style-name="T2"><text:span text:style-name="T2">Eheleute Fayez &amp; Cornelia Chbib</text:span><text:span text:style-name="T2"/></text:p>
      <text:p text:style-name="P3" loext:marker-style-name="T2"><text:span text:style-name="T2">Theo-Geisel-Str. 6.</text:span><text:span text:style-name="T2"/></text:p>
      <text:p text:style-name="P3" loext:marker-style-name="T2"><text:span text:style-name="T2">D-61250 Usingen<text:tab/><text:tab/></text:span><text:span text:style-name="T2"/></text:p>
      <text:p text:style-name="P3" loext:marker-style-name="T2"><text:span text:style-name="T2">Telefon 060819463550, <text:s text:c="2"/></text:span><text:span text:style-name="T2"/></text:p>
      <text:p text:style-name="P3" loext:marker-style-name="T2"><text:span text:style-name="T2">Mobil 017655045456</text:span><text:span text:style-name="T2"/></text:p>
      <text:p text:style-name="P3" loext:marker-style-name="T2"><text:span text:style-name="T2">corfay@yahoo.com</text:span><text:span text:style-name="T2"/></text:p>
      <text:p text:style-name="P2" loext:marker-style-name="T2"/>
      <text:p text:style-name="P3" loext:marker-style-name="T2"><text:span text:style-name="T2">und</text:span><text:span text:style-name="T2"/></text:p>
      <text:p text:style-name="P4" loext:marker-style-name="T2"><text:span text:style-name="T3">Mieter</text:span><text:span text:style-name="T3"/></text:p>
      <text:p text:style-name="P5" loext:marker-style-name="T2"><text:span text:style-name="T3">Titel Mieter</text:span></text:p>
      <text:p text:style-name="P4" loext:marker-style-name="T2"><text:span text:style-name="T4">Anschrift Mieter</text:span><text:span text:style-name="T3"> </text:span></text:p>
      <text:p text:style-name="P5" loext:marker-style-name="T2"><text:span text:style-name="T3">Wohnort Mieter</text:span></text:p>
      <text:p text:style-name="P6" loext:marker-style-name="T2"/>
      <text:p text:style-name="P4" loext:marker-style-name="T2"><text:span text:style-name="T5">Mobile# Mieter</text:span></text:p>
      <text:p text:style-name="P7" loext:marker-style-name="T1"/>
      <text:p text:style-name="P3" loext:marker-style-name="T2"><text:span text:style-name="T2">§ 1 <text:s/>Mietsache</text:span><text:span text:style-name="T2"/></text:p>
      <text:list text:style-name="WWNum1">
        <text:list-item>
          <text:p text:style-name="P8" loext:marker-style-name="T2"><text:span text:style-name="T2">Vermietet werden auf dem Grundstück Siemensstr. 5, D-61267 Neu-Anspach</text:span><text:span text:style-name="T2"/></text:p>
        </text:list-item>
      </text:list>
      <text:p text:style-name="P3" loext:marker-style-name="T2"><text:span text:style-name="T2">die Räume </text:span><text:span text:style-name="T6">laut </text:span><text:span text:style-name="T7">Nummer des Grundrisses.</text:span></text:p>
      <text:p text:style-name="P3" loext:marker-style-name="T2"><text:span text:style-name="T2">Anhang ....</text:span><text:span text:style-name="T8">Grundriss Plan. <text:s text:c="78"/></text:span></text:p>
      <text:p text:style-name="P3" loext:marker-style-name="T2"><text:span text:style-name="T2">(Zu mietende Fläche) </text:span><text:span text:style-name="T8">Raum/</text:span><text:span text:style-name="T7">Räume</text:span><text:span text:style-name="T8"> </text:span><text:span text:style-name="T7">± <text:s text:c="8"/>qm</text:span></text:p>
      <text:p text:style-name="P3" loext:marker-style-name="T2"><text:span text:style-name="T2">Netto Fläche </text:span><text:span text:style-name="T8">± ……….. qm</text:span><text:span text:style-name="T2"> </text:span></text:p>
      <text:p text:style-name="P9" loext:marker-style-name="T2"><text:span text:style-name="T2">sowie </text:span><text:span text:style-name="T6">…</text:span><text:span text:style-name="T7">….</text:span><text:span text:style-name="T8">anteilige Gemeinschaftsfläche </text:span></text:p>
      <text:p text:style-name="P9" loext:marker-style-name="T2"><text:span text:style-name="T2">Gesamtfläche </text:span><text:span text:style-name="T6"><text:s/></text:span><text:span text:style-name="T7">xyz + antelige Fläche</text:span></text:p>
      <text:p text:style-name="P9" loext:marker-style-name="T2"><text:span text:style-name="T2">Zum Betrieb eines </text:span><text:span text:style-name="T8">…….</text:span><text:span text:style-name="T7">Aktivität Einfügen</text:span><text:span text:style-name="T8"> <text:s text:c="18"/></text:span></text:p>
      <text:list text:style-name="WWNum2">
        <text:list-item>
          <text:p text:style-name="P10" loext:marker-style-name="T2"><text:span text:style-name="T2">Stellplatz: Es werden</text:span><text:span text:style-name="T8"> ± </text:span><text:span text:style-name="T7"><text:s text:c="2"/></text:span><text:span text:style-name="T8"><text:s/>Stellplätze</text:span><text:span text:style-name="T2"> nach anliegendem Plan im Außenbereich </text:span><text:span text:style-name="T6">zur Verfügung gestellt</text:span><text:span text:style-name="T2"> (Bestandteil des Mietvertrages).</text:span></text:p>
        </text:list-item>
      </text:list>
      <text:p text:style-name="P3" loext:marker-style-name="T2"><text:span text:style-name="T2">Etwaige Flächenangaben dienen nicht zur Festlegung des Mietgegenstandes. Der räumliche Umfang der gemieteten Sache ergibt sich vielmehr aus der Anzahl der vermieteten Räume.</text:span><text:span text:style-name="T2"/></text:p>
      <text:list text:style-name="WWNum3">
        <text:list-item>
          <text:p text:style-name="P11" loext:marker-style-name="T2"><text:span text:style-name="T2">Dem Mieter werden vom Vermieter für die Mietzeit folgende Schlüssel ausgehändigt: entsprechend Übergabeprotokoll</text:span><text:span text:style-name="T2"/></text:p>
        </text:list-item>
      </text:list>
      <text:p text:style-name="P3" loext:marker-style-name="T2"><text:soft-page-break/><text:span text:style-name="T2">4. Die Mietsache wird übernommen wie sie liegt und steht, insbesondere weist der Vermieter auf Folgendes hin: keine bekannten Mängel</text:span><text:span text:style-name="T2"/></text:p>
      <text:p text:style-name="P2" loext:marker-style-name="T2"/>
      <text:p text:style-name="P3" loext:marker-style-name="T2"><text:span text:style-name="T2">§ 2 Mietzeit, Kündigung</text:span><text:span text:style-name="T2"/></text:p>
      <text:p text:style-name="P3" loext:marker-style-name="T2"><text:span text:style-name="T2">1. Das Mietverhältnis beginnt am </text:span><text:span text:style-name="T9">Start Datum</text:span></text:p>
      <text:p text:style-name="P3" loext:marker-style-name="T2"><text:span text:style-name="T2">1.1 Der Mietvertrag wird auf die Dauer von </text:span><text:span text:style-name="T9">48 </text:span><text:span text:style-name="T10">Monaten</text:span><text:span text:style-name="T2"> geschlossen</text:span></text:p>
      <text:p text:style-name="P3" loext:marker-style-name="T11"><text:span text:style-name="T2">und läuft bis zum </text:span><text:span text:style-name="T7">End Datum</text:span></text:p>
      <text:p text:style-name="P3" loext:marker-style-name="T2"><text:span text:style-name="T2">Er verlängert sich jeweils um </text:span><text:span text:style-name="T12">12</text:span><text:span text:style-name="T2"> Monate, falls er nicht spätestens 6 Monate vor Ablauf der Mietzeit gekündigt wird.</text:span></text:p>
      <text:p text:style-name="P3" loext:marker-style-name="T2"><text:span text:style-name="T2">1.2 Der Mieter besitzt ein einmaliges Optionsrecht zur Verlängerung des Vertrages um weitere 12 Monate. Die Option muss spätestens </text:span><text:span text:style-name="T12">6</text:span><text:span text:style-name="T2"> Monate vor Vertragsende schriftlich ausgeübt werden. <text:s text:c="22"/></text:span></text:p>
      <text:p text:style-name="P3" loext:marker-style-name="T2"><text:span text:style-name="T2">2. Die Kündigung muss schriftlich bis zum dritten Werktag des ersten Monats der Kündigungsfrist zugegangen sein.</text:span><text:span text:style-name="T2"/></text:p>
      <text:p text:style-name="P3" loext:marker-style-name="T2"><text:span text:style-name="T2">3. Bei nicht rechtzeitigem Freiwerden oder nicht rechtzeitiger Bezugsfertigkeit der Räume sind Schadensersatzansprüche gegen den Vermieter ausgeschlossen, es sei denn, der Vermieter hat vorsätzlich oder grob fahrlässig gehandelt.</text:span><text:span text:style-name="T2"/></text:p>
      <text:p text:style-name="P3" loext:marker-style-name="T2"><text:span text:style-name="T2">4. Setzt der Mieter den Gebrauch der Mietsache nach Ablauf der Mietzeit fort, so gilt das Mietverhältnis als nicht verlängert. § 545 BGB findet keine Anwendung.</text:span><text:span text:style-name="T2"/></text:p>
      <text:p text:style-name="P3" loext:marker-style-name="T2"><text:span text:style-name="T2">5. Das Kündigungsrecht des § 15 Ziffer 3 dieses Vertrages bleibt unberührt.</text:span><text:span text:style-name="T2"/></text:p>
      <text:p text:style-name="P2" loext:marker-style-name="T2"/>
      <text:p text:style-name="P3" loext:marker-style-name="T2"><text:span text:style-name="T2">§ 3 Miete</text:span><text:span text:style-name="T2"/></text:p>
      <text:list text:style-name="WWNum4">
        <text:list-item>
          <text:p text:style-name="P12" loext:marker-style-name="T2"><text:span text:style-name="T2"><text:s/>Die Kaltmiete beträgt monatlich </text:span><text:span text:style-name="T13">gesamtfläche </text:span><text:span text:style-name="T8">x 8,45 = ……..€</text:span></text:p>
        </text:list-item>
      </text:list>
      <text:p text:style-name="P3" loext:marker-style-name="T2"><text:span text:style-name="T2">Zusätzlich leistet der Miete eine monatliche Vorauszahlung der Betriebs- </text:span><text:span text:style-name="T2"/></text:p>
      <text:p text:style-name="P13" loext:marker-style-name="T2"><text:span text:style-name="T2">Verwaltungs- und Heizkosten in Höhe von </text:span><text:span text:style-name="T13">gesamtfläche </text:span><text:span text:style-name="T8">x </text:span><text:span text:style-name="T13">2,</text:span><text:span text:style-name="T13">25 </text:span><text:span text:style-name="T8">= ……..€</text:span></text:p>
      <text:p text:style-name="P13" loext:marker-style-name="T2"><text:span text:style-name="T2">Die Warmmiete beträgt somit </text:span><text:span text:style-name="T13">gesamtfläche </text:span><text:span text:style-name="T8">x 8,45 <text:s/></text:span><text:span text:style-name="T13">+ </text:span><text:span text:style-name="T13">gesamtfläche x 2,25 </text:span><text:span text:style-name="T8">= ……..€</text:span><text:span text:style-name="T8">EURO) </text:span></text:p>
      <text:p text:style-name="P3" loext:marker-style-name="T2"><text:span text:style-name="T2">Dabei ist berücksichtigt, dass der Mieter die Schönheitsreparaturverpflichtung</text:span><text:span text:style-name="T2"/></text:p>
      <text:p text:style-name="P3" loext:marker-style-name="T2"><text:span text:style-name="T2">gemäß § 13 dieses Vertrages übernommen hat. <text:s text:c="4"/></text:span><text:span text:style-name="T2"/></text:p>
      <text:p text:style-name="P3" loext:marker-style-name="T2"><text:span text:style-name="T2"><text:s text:c="96"/></text:span><text:span text:style-name="T2"/></text:p>
      <text:list text:style-name="WWNum5">
        <text:list-item>
          <text:p text:style-name="P14" loext:marker-style-name="T2"><text:span text:style-name="T2">Betriebskosten im Sinne von § 556 Abs. 1 BGB (erläutert durch die</text:span><text:span text:style-name="T2"/></text:p>
        </text:list-item>
      </text:list>
      <text:p text:style-name="P3" loext:marker-style-name="T2"><text:span text:style-name="T2">Betriebskostenverordnung in ihrer jeweils geltenden Fassung) setzen sich zusammen aus:</text:span><text:span text:style-name="T2"/></text:p>
      <text:p text:style-name="P3" loext:marker-style-name="T2"><text:span text:style-name="T2"><text:s/>Wasserversorgung: </text:span><text:span text:style-name="T14">Zähler</text:span></text:p>
      <text:list text:style-name="WWNum6">
        <text:list-item>
          <text:p text:style-name="P15" loext:marker-style-name="T2"><text:span text:style-name="T2">Kanal - Entwässerung: </text:span><text:span text:style-name="T14">Zähler wie 1<text:tab/></text:span></text:p>
        </text:list-item>
        <text:list-item>
          <text:p text:style-name="P15" loext:marker-style-name="T2"><text:span text:style-name="T2">Oberflächenentwässerung: </text:span><text:span text:style-name="T15">nach qm Nutzfläche </text:span></text:p>
        </text:list-item>
        <text:list-item>
          <text:p text:style-name="P15" loext:marker-style-name="T2"><text:span text:style-name="T2">Beleuchtung, Allgemeinstrom (soweit nicht bei Heizung): </text:span><text:span text:style-name="T15">Pauschal €120/Jahr</text:span></text:p>
        </text:list-item>
        <text:list-item>
          <text:p text:style-name="P15" loext:marker-style-name="T2"><text:span text:style-name="T2">Müllbeseitigung:</text:span><text:span text:style-name="T15">nach qm Nutzfläche.</text:span></text:p>
        </text:list-item>
        <text:list-item>
          <text:p text:style-name="P15" loext:marker-style-name="T2"><text:soft-page-break/><text:span text:style-name="T2"><text:s/>lfd. öff. Lasten des Grundstücks (u.a. Grundsteuer).: </text:span><text:span text:style-name="T15">nach qm Nutzfläche.</text:span></text:p>
        </text:list-item>
        <text:list-item>
          <text:p text:style-name="P15" loext:marker-style-name="T2"><text:span text:style-name="T2">Straßenreinigung: </text:span><text:span text:style-name="T15">nach qm Nutzfläche.</text:span><text:span text:style-name="T2"><text:tab/></text:span></text:p>
        </text:list-item>
        <text:list-item>
          <text:p text:style-name="P16" loext:marker-style-name="T2"><text:span text:style-name="T2"><text:s text:c="3"/>Schornsteinreinigung (soweit nicht bei Heizung).: </text:span><text:span text:style-name="T15">nach qm Nutzfläche.</text:span></text:p>
        </text:list-item>
        <text:list-item>
          <text:p text:style-name="P15" loext:marker-style-name="T2"><text:span text:style-name="T2">Sach- und Haftpflichtversicherungen: </text:span><text:span text:style-name="T15">nach qm Nutzfläche.</text:span></text:p>
        </text:list-item>
        <text:list-item>
          <text:p text:style-name="P15" loext:marker-style-name="T2"><text:span text:style-name="T2"><text:s/>Hauswart: </text:span><text:span text:style-name="T15">entfällt</text:span></text:p>
        </text:list-item>
        <text:list-item>
          <text:p text:style-name="P15" loext:marker-style-name="T2"><text:span text:style-name="T2">Gartenpflege: </text:span><text:span text:style-name="T15">nach qm Nutzfläche </text:span></text:p>
        </text:list-item>
        <text:list-item>
          <text:p text:style-name="P15" loext:marker-style-name="T2"><text:span text:style-name="T2">Schneebeseitigung und Streuen bei Glatteis: </text:span><text:span text:style-name="T15">nach qm Nutzfläche </text:span></text:p>
        </text:list-item>
        <text:list-item>
          <text:p text:style-name="P15" loext:marker-style-name="T2"><text:span text:style-name="T2"><text:s/>Gemeinschaftsantenne bzw. Breitbandanschluss: </text:span><text:span text:style-name="T15">entfällt</text:span></text:p>
        </text:list-item>
        <text:list-item>
          <text:p text:style-name="P15" loext:marker-style-name="T2"><text:span text:style-name="T2">Gebäudereinigung: </text:span><text:span text:style-name="T15">nach qm Nutzfläche </text:span></text:p>
        </text:list-item>
        <text:list-item>
          <text:p text:style-name="P15" loext:marker-style-name="T2"><text:span text:style-name="T2">Ungezieferbekämpfung: </text:span><text:span text:style-name="T15">obliegt dem Mieter</text:span></text:p>
        </text:list-item>
        <text:list-item>
          <text:p text:style-name="P15" loext:marker-style-name="T2"><text:span text:style-name="T2">Reinigung und Wartung von Heizung und Geräten: nach qm Nutzfläche </text:span><text:span text:style-name="T2"/></text:p>
        </text:list-item>
        <text:list-item>
          <text:p text:style-name="P15" loext:marker-style-name="T2"><text:span text:style-name="T2">Warmwasser (siehe § 8 dieses Vertrages).: </text:span><text:span text:style-name="T15">wird über</text:span><text:span text:style-name="T2"> </text:span><text:span text:style-name="T15">einen Warmwassererhitzer erwärmt <text:s text:c="77"/></text:span></text:p>
        </text:list-item>
        <text:list-item>
          <text:p text:style-name="P15" loext:marker-style-name="T2"><text:span text:style-name="T2">Heizung (siehe § 7 Ziff. 2 dieses Vertrages).: </text:span><text:span text:style-name="T15"><text:s/>Abrechnung RS-Wärmemessdienst GmbH</text:span><text:span text:style-name="T2"> <text:s text:c="7"/></text:span></text:p>
        </text:list-item>
        <text:list-item>
          <text:p text:style-name="P15" loext:marker-style-name="T2"><text:span text:style-name="T2">Wartungskosten für Feuerlöscher, Tank- und Lecksicherungsanlagen, <text:s/>Blitzschutzanlagen, Dachrinnenreiniung: </text:span><text:span text:style-name="T15">nach qm Nutzfläche </text:span></text:p>
        </text:list-item>
        <text:list-item>
          <text:p text:style-name="P15" loext:marker-style-name="T2"><text:span text:style-name="T2">Bürgersteigreinung: </text:span><text:span text:style-name="T15">Ist in der Gartenpflege enthalten<text:tab/></text:span></text:p>
        </text:list-item>
        <text:list-item>
          <text:p text:style-name="P15" loext:marker-style-name="T2"><text:span text:style-name="T2">Überprüfung und Wartung der Gas- und Elektroinstallation, Rauchwarnmelder sowie haustechnischer Anlagen und Garagen und KfZ-Abstellplätze, insbesondere Wartungskosten für Rolltore, Schranken oder Duplex- SteIIplätze: </text:span><text:span text:style-name="T15">nach qm Nutzfläche </text:span></text:p>
        </text:list-item>
        <text:list-item>
          <text:p text:style-name="P15" loext:marker-style-name="T2"><text:span text:style-name="T2">Stromkosten: der Stromzähler läuft auf den Vermieter, die Abrechnung erfolgt </text:span><text:span text:style-name="T15">nach qm Nutzfläche. <text:s text:c="8"/></text:span></text:p>
        </text:list-item>
      </text:list>
      <text:p text:style-name="P17" loext:marker-style-name="T2"><text:span text:style-name="T15"><text:s text:c="137"/></text:span><text:span text:style-name="T2"/></text:p>
      <text:list text:style-name="WWNum7">
        <text:list-item>
          <text:p text:style-name="P18" loext:marker-style-name="T2"><text:span text:style-name="T2">Der Vermieter ist berechtigt, Verwaltungskosten (erläutert durch § 26 Absatz 1 II.</text:span><text:span text:style-name="T2"/></text:p>
        </text:list-item>
      </text:list>
      <text:p text:style-name="P3" loext:marker-style-name="T2"><text:span text:style-name="T2">Berechnungsverordnung) in angemessenem Umfang anteilig auf den Mieter umzulegen. Die Erhöhung oder Senkung von Betriebskosten oder Verwaltungskosten berechtigen den Vermieter, die Betriebskosten entsprechend anzupassen.</text:span><text:span text:style-name="T2"/></text:p>
      <text:p text:style-name="P3" loext:marker-style-name="T2"><text:span text:style-name="T2">Die monatliche Vorauszahlung ergibt sich aus:</text:span><text:span text:style-name="T2"/></text:p>
      <text:p text:style-name="P3" loext:marker-style-name="T2"><text:span text:style-name="T2">a) Heizungskosten:<text:tab/><text:tab/><text:tab/><text:tab/><text:tab/><text:tab/></text:span><text:span text:style-name="T2"/></text:p>
      <text:p text:style-name="P3" loext:marker-style-name="T2"><text:span text:style-name="T2">b) sonstige Betriebskosten <text:tab/><text:tab/><text:tab/><text:tab/></text:span><text:span text:style-name="T2"/></text:p>
      <text:p text:style-name="P3" loext:marker-style-name="T2"><text:span text:style-name="T2">c) Verwaltungskosten<text:tab/><text:tab/><text:tab/><text:tab/><text:tab/> <text:s text:c="2"/></text:span><text:span text:style-name="T2"/></text:p>
      <text:p text:style-name="P19" loext:marker-style-name="T2"><text:span text:style-name="T2">Die Summe für <text:s/>a + b + c beträgt </text:span><text:span text:style-name="T13">gesamtfläche </text:span><text:span text:style-name="T8">x </text:span><text:span text:style-name="T13">2,25 </text:span><text:span text:style-name="T8">= ……..€</text:span></text:p>
      <text:p text:style-name="P2" loext:marker-style-name="T2"/>
      <text:list text:style-name="WWNum8">
        <text:list-item>
          <text:p text:style-name="P20" loext:marker-style-name="T2"><text:span text:style-name="T2">Verteilungsschlüssel</text:span><text:span text:style-name="T2"/></text:p>
        </text:list-item>
      </text:list>
      <text:p text:style-name="P3" loext:marker-style-name="T2"><text:span text:style-name="T2">Der Verteilerschlüssel wird nach Anteil der Nutzung berechnet (Anhang xx)</text:span><text:span text:style-name="T2"/></text:p>
      <text:p text:style-name="P2" loext:marker-style-name="T2"/>
      <text:list text:style-name="WWNum9">
        <text:list-item>
          <text:p text:style-name="P21" loext:marker-style-name="T2"><text:soft-page-break/><text:span text:style-name="T2">Die Vorauszahlung auf die Betriebs-, Verwaltungs- und Heizkosten werden</text:span><text:span text:style-name="T2"/></text:p>
        </text:list-item>
      </text:list>
      <text:p text:style-name="P3" loext:marker-style-name="T2"><text:span text:style-name="T2">einmal jährlich nach den tatsächlich entstandenen Kosten gemäß §556 BGB und der jeweils geltenden Betriebskostenverordnung abgerechnet. Ergibt sich aus der jährlichen Abrechnung ein Überschuss, ist diese dem Mieter zurückzuzahlen. Ergibt sich eine Unterdeckung, ist der entsprechende Nachzahlungsbetrag vom Mieter zu leisten</text:span><text:span text:style-name="T2"/></text:p>
      <text:p text:style-name="P2" loext:marker-style-name="T2"/>
      <text:list text:style-name="WWNum10">
        <text:list-item>
          <text:p text:style-name="P22" loext:marker-style-name="T2"><text:span text:style-name="T2">Der Vermieter ist im Allgemeinen nicht verpflichtet, dem Mieter die</text:span><text:span text:style-name="T2"/></text:p>
        </text:list-item>
      </text:list>
      <text:p text:style-name="P3" loext:marker-style-name="T2"><text:span text:style-name="T2">Betriebskosten-Abrechnungsbelege zu übersenden. Abrechnungsbelege kann der Mieter beim Vermieter oder dessen Verwaltung einsehen.</text:span><text:span text:style-name="T2"/></text:p>
      <text:p text:style-name="P2" loext:marker-style-name="T2"/>
      <text:list text:style-name="WWNum11">
        <text:list-item>
          <text:p text:style-name="P23" loext:marker-style-name="T2"><text:span text:style-name="T2">Erhöhen sich nach Abschluss dieses Mietvertrages die Betriebskosten im Sinne</text:span><text:span text:style-name="T2"/></text:p>
        </text:list-item>
      </text:list>
      <text:p text:style-name="P3" loext:marker-style-name="T2"><text:span text:style-name="T2">von § 556 Abs. 1 BGB, erläutert durch die Betriebskostenverordnung in der jeweils geltenden Fassung bzw. die Verwaltungskosten oder werden nach diesen Bestimmungen umlagefähige Betriebskosten neu eingeführt, so ist der Vermieter berechtigt, durch schriftliche Erklärung, die Grund und Berechnung enthält, die jährlich entstehende Mehrbelastung auf die beteiligten Mieter umzulegen. Soweit die Erklärung darauf beruht, dass sich die Betriebskosten rückwirkend erhöht haben, wirkt sie auf den Zeitpunkt der Erhöhung der Betriebskosten, höchstens jedoch auf den Beginn des der Erklärung vorausgehenden Kalenderjahres zurück.</text:span><text:span text:style-name="T2"/></text:p>
      <text:list text:style-name="WWNum12">
        <text:list-item>
          <text:p text:style-name="P24" loext:marker-style-name="T2"><text:span text:style-name="T2"><text:s/>Im Falle der Umsatzsteueroption ist der Vermieter berechtigt, auf Miete, </text:span><text:span text:style-name="T2"/></text:p>
        </text:list-item>
      </text:list>
      <text:p text:style-name="P3" loext:marker-style-name="T2"><text:span text:style-name="T2">Betriebskosten und Verwaltungskosten Umsatzsteuer in jeweiliger gesetzlicher Höhe zu erheben.</text:span><text:span text:style-name="T2"/></text:p>
      <text:p text:style-name="P2" loext:marker-style-name="T2"/>
      <text:p text:style-name="P3" loext:marker-style-name="T2"><text:span text:style-name="T2">§ 4 Zahlung der Miete</text:span><text:span text:style-name="T2"/></text:p>
      <text:p text:style-name="P3" loext:marker-style-name="T2"><text:span text:style-name="T2">1. Die Miete sowie die monatliche Vorauszahlung der Betriebs- Heiz- und Verwaltungskosten ist spätestens am dritten Werktag eines jeden Monats an den Vermieter oder an die von ihm zur Entgegennahme jeweils ermächtigte Person oder Stelle Fayez &amp; Cornelia Chbib kostenfrei im Voraus zu zahlen an:</text:span><text:span text:style-name="T2"/></text:p>
      <text:p text:style-name="P3" loext:marker-style-name="T2"><text:span text:style-name="T2">IBAN: DE97512500000000526169</text:span><text:span text:style-name="T2"/></text:p>
      <text:p text:style-name="P3" loext:marker-style-name="T2"><text:span text:style-name="T2">BIC: HELADEF1TSK </text:span><text:span text:style-name="T2"/></text:p>
      <text:p text:style-name="P3" loext:marker-style-name="T2"><text:span text:style-name="T2">Bank: Taunus-Sparkasse</text:span><text:span text:style-name="T2"/></text:p>
      <text:p text:style-name="P3" loext:marker-style-name="T2"><text:span text:style-name="T2">Für die Rechtzeitigkeit der Zahlung kommt es nicht auf die Absendung, sondern auf die Ankunft des Geldes an.</text:span><text:span text:style-name="T2"/></text:p>
      <text:p text:style-name="P3" loext:marker-style-name="T2"><text:span text:style-name="T2">2. Befindet sich der Mieter mit der Zahlung der Miete und/oder der Betriebs- und Verwaltungskosten im Rückstand, so sind Zahlungen zunächst auf Ansprüche, deren Verjährung droht, dann auf Kosten, Zinsen und übrige Schulden anzurechnen, es sei denn, der Mieter trifft eine andere Bestimmung.</text:span><text:span text:style-name="T2"/></text:p>
      <text:p text:style-name="P2" loext:marker-style-name="T2"><text:soft-page-break/></text:p>
      <text:p text:style-name="P3" loext:marker-style-name="T2"><text:span text:style-name="T2">§ 5 Änderung der Miete</text:span><text:span text:style-name="T2"/></text:p>
      <text:p text:style-name="P3" loext:marker-style-name="T2"><text:span text:style-name="T2">Verändert sich der vom Statistischen Bundesamt monatlich festgestellte Verbraucherpreisindex für Deutschland (Preisindex für die Lebenshaltung aller privaten Haushalte für Deutschland insgesamt) künftig gegenüber dem Stande des Vertragsabschlusses oder einer Neuregelung um mehr als 5 Prozent nach oben oder nach unten, so sind beide Vertragsparteien berechtigt, die Neufestsetzung der Miete zu verlangen.</text:span><text:span text:style-name="T2"/></text:p>
      <text:p text:style-name="P3" loext:marker-style-name="T2"><text:span text:style-name="T2">Stimmt die andere Vertragspartei der verlangten Neufestsetzung nicht zu, so entscheidet ein auf Antrag einer oder beider Parteien von der Industrie- und Handelskammer zu benennender Sachverständiger als Schiedsgutachter gemäß § 317 BGB nach billigem Ermessen darüber, ob und in welcher Höhe eine Änderung der Miete eintreten soll. Dabei ist die marktübliche Miete festzustellen. Die neue Miete ist vom nächsten Monatsersten nach der ersten Aufforderung an den Vertragspartner, in eine Änderung einzuwilligen, für beide Vertragspartner verbindlich.</text:span><text:span text:style-name="T2"/></text:p>
      <text:p text:style-name="P3" loext:marker-style-name="T2"><text:span text:style-name="T2">Die Kosten dieses Verfahrens werden von den Parteien nach dem Verhältnis von Obsiegen und Unterliegen gegenüber dem Stand der Verhandlungen vor Anrufung der Industrie- und Handelskammer getragen.</text:span><text:span text:style-name="T2"/></text:p>
      <text:p text:style-name="P2" loext:marker-style-name="T2"/>
      <text:p text:style-name="P3" loext:marker-style-name="T2"><text:span text:style-name="T2">§ 6 Aufrechnung, Zurückbehaltung, Schadensersatz, Haftungsausschluss, Minderung</text:span><text:span text:style-name="T2"/></text:p>
      <text:p text:style-name="P2" loext:marker-style-name="T2"/>
      <text:p text:style-name="P3" loext:marker-style-name="T2"><text:span text:style-name="T2">1. Eine Aufrechnung und Zurückbehaltung des Mieters gegenüber Forderungen auf Miete, Betriebs- und Verwaltungskosten ist nur mit unbestrittenen oder rechtskräftig festgestellten Forderungen zulässig. Zurückbehaltung und Aufrechnung wegen Ansprüchen aus einem anderen Schuldverhältnis sind ausgeschlossen, es sei denn, es handele sich um unbestrittene oder rechtskräftig festgestellte Forderungen.</text:span><text:span text:style-name="T2"/></text:p>
      <text:p text:style-name="P3" loext:marker-style-name="T2"><text:span text:style-name="T2">2. Bei Verletzung von Leben, Körper oder Gesundheit sind Schadensersatzansprüche des Mieters ausgeschlossen, es sei denn, dass dem Vermieter insoweit ein Verschulden trifft. Schadensersatzansprüche nach § 536 a BGB sind ausgeschlossen, es sei denn, der Vermieter hat vorsätzlich oder grob fahrlässig gehandelt.</text:span><text:span text:style-name="T2"/></text:p>
      <text:p text:style-name="P3" loext:marker-style-name="T2"><text:span text:style-name="T2">3. Der Vermieter haftet nicht für Schäden, die dem Mieter an den ihm gehörenden Waren und Einrichtungsgegenständen entstehen, gleichgültig welcher Art, Herkunft, Dauer und welchen Umfangs die Einwirkungen sind, es sei denn, dass der Vermieter den Schaden vorsätzlich oder grob fahrlässig herbeigeführt hat. Im Übrigen ist die Haftung des Vermieters grundsätzlich auf die Höhe und den Umfang der Haftpflichtversicherung begrenzt.</text:span><text:span text:style-name="T2"/></text:p>
      <text:p text:style-name="P3" loext:marker-style-name="T2"><text:span text:style-name="T2">4. Die Minderung aus Gründen, die der Vermieter nicht zu vertreten hat (z.B. Verkehrsumleitung, Straßensperren, Bau arbeiten in der Nachbarschaft oder Ähnliches), ist ausgeschlossen. Eine nicht </text:span><text:soft-page-break/><text:span text:style-name="T2">ausdrücklich vom Vermieter zugestandene oder rechtskräftig bestätigte Mietminderung darf der Mieter nur vornehmen, wenn in Höhe des Minderungsbetrages zugleich eine Hinterlegung bei der Justizkasse eines deutschen Gerichts durch ihn erfolgt. Ansprüche aus ungerechtfertigter Bereicherung bleiben unberührt.</text:span><text:span text:style-name="T2"/></text:p>
      <text:p text:style-name="P3" loext:marker-style-name="T2"><text:span text:style-name="T2">5. Der Vermieter übernimmt keine Gewähr dafür, dass bei hohen Außentemperaturen die Grenzwerte der Arbeitsschutzverordnung in den Mieträumen eingehalten werden, es sei denn, dass ihn insoweit ein Verschulden trifft. Dies gilt auch, wenn und soweit in den Mieträumen raumlufttechnische Anlagen installiert sind.</text:span><text:span text:style-name="T2"/></text:p>
      <text:p text:style-name="P3" loext:marker-style-name="T2"><text:span text:style-name="T2">6. Aus der Vorlage eines Energieausweises durch den Vermieter ergibt sich keine Zusicherung der energetischen Beschaffenheit des Gebäudes, es sei denn, dass den Vermieter im Zusammenhang mit der Erstellung ein Verschulden trifft.</text:span><text:span text:style-name="T2"/></text:p>
      <text:p text:style-name="P2" loext:marker-style-name="T2"/>
      <text:p text:style-name="P3" loext:marker-style-name="T2"><text:span text:style-name="T2">§ 7 Heizung (soweit vorhanden)</text:span><text:span text:style-name="T2"/></text:p>
      <text:list text:style-name="WWNum13">
        <text:list-item>
          <text:p text:style-name="P25" loext:marker-style-name="T2"><text:span text:style-name="T2">Die vermieteten Räume sind an Werktagen während der Heizperiode in der </text:span><text:span text:style-name="T2"/></text:p>
        </text:list-item>
      </text:list>
      <text:p text:style-name="P3" loext:marker-style-name="T2"><text:span text:style-name="T2">Betriebszeit angemessen zu beheizen, soweit nicht betriebsbedingte andere Heizzeiten notwendig sind. Außerhalb der Heizperiode kann Beheizung nur verlangt werden, wenn die Außentemperatur es erfordert.</text:span><text:span text:style-name="T2"/></text:p>
      <text:p text:style-name="P3" loext:marker-style-name="T2"><text:span text:style-name="T2">Beheizung bzw. Ersatzbeheizung kann nicht verlangt werden bei Störungen, höherer Gewalt, behördlichen Anordnungen oder bei sonstiger Unmöglichkeit der Leistung</text:span><text:span text:style-name="T2"/></text:p>
      <text:p text:style-name="P3" loext:marker-style-name="T2"><text:span text:style-name="T2">(z. B. Brennstoffknappheit), es sei denn, die Unmöglichkeit beruht auf Vorsatz oder grober Fahrlässigkeit des Vermieters. Die Rechte des Mieters aus § 536 BGB bleiben unberührt. Dem Mieter stehen Schadensersatzansprüche nicht zu, es sei denn, der Vermieter hat vorsätzlich oder grob fahrlässig gehandelt. Der Vermieter hat für alsbaldige Beseitigung etwaiger Störungen Sorge zu tragen.</text:span><text:span text:style-name="T2"/></text:p>
      <text:list text:style-name="WWNum14">
        <text:list-item>
          <text:p text:style-name="P26" loext:marker-style-name="T2"><text:span text:style-name="T2">Zu den Kosten des Betriebs der zentralen Heizungsanlage einschließlich der </text:span><text:span text:style-name="T2"/></text:p>
        </text:list-item>
      </text:list>
      <text:p text:style-name="P3" loext:marker-style-name="T2"><text:span text:style-name="T2">Abgasanlage gehören die Kosten der verbrauchten Brennstoffe und ihrer Lieferung, die Kosten des Betriebsstromes, die Kosten der Bedienung, Überwachung und Pflege der Anlage, der regelmäßigen Prüfung ihrer Betriebsbereitschaft und Betriebssicherheit einschließlich der Einstellung durch einen Fachmann, der Reinigung der Anlage einschließlich der Tankreinigung und der Betriebsräume einschließlich der Reinigung des Hauses nach Anlieferung von Brennstoffen, die Kosten der Messungen nach dem Bundesimmissionsschutzgesetz, Kosten der Schornsteinreinigung sowie die Schornsteinfegergebühren, soweit diese nicht anderweitig umgelegt werden, und die Kosten der Anmietung oder anderer Arten der Gebrauchsüberlassung einer Ausstattung zur Verbrauchserfassung sowie die Kosten der Verwendung einer Ausstattung zur Verbrauchserfassung </text:span><text:soft-page-break/><text:span text:style-name="T2">einschließlich der Kosten der Eichung sowie der Kosten der Berechnung und Aufteilung und Verbrauchsanalyse.</text:span><text:span text:style-name="T2"/></text:p>
      <text:p text:style-name="P3" loext:marker-style-name="T2"><text:span text:style-name="T2">Zu den Kosten der Wärmelieferung gehören das Entgelt für die Wärmelieferung und die Kosten des Betriebs der zugehörigen Hausanlage wie vorstehend.</text:span><text:span text:style-name="T2"/></text:p>
      <text:list text:style-name="WWNum15">
        <text:list-item>
          <text:p text:style-name="P27" loext:marker-style-name="T2"><text:span text:style-name="T2"><text:s/>Macht eine Mietpartei von der Heizungsanlage keinen Gebrauch, so befreit dies </text:span><text:span text:style-name="T2"/></text:p>
        </text:list-item>
      </text:list>
      <text:p text:style-name="P3" loext:marker-style-name="T2"><text:span text:style-name="T2">nicht von der Verpflichtung zur Beteiligung an den Heizungskosten.</text:span><text:span text:style-name="T2"/></text:p>
      <text:list text:style-name="WWNum16">
        <text:list-item>
          <text:p text:style-name="P28" loext:marker-style-name="T2"><text:span text:style-name="T2">Die Kosten einer notwendig werdenden Zwischenablesung und der </text:span><text:span text:style-name="T2"/></text:p>
        </text:list-item>
      </text:list>
      <text:p text:style-name="P3" loext:marker-style-name="T2"><text:span text:style-name="T2">Nutzerwechselgebühr trägt der Mieter, wenn sein Verhalten sie veranlasst hat.</text:span><text:span text:style-name="T2"/></text:p>
      <text:list text:style-name="WWNum17">
        <text:list-item>
          <text:p text:style-name="P29" loext:marker-style-name="T2"><text:span text:style-name="T2"><text:s/>Besteht für die Räume des Mieters eine eigene Heizungsanlage, so ist er </text:span><text:span text:style-name="T2"/></text:p>
        </text:list-item>
      </text:list>
      <text:p text:style-name="P3" loext:marker-style-name="T2"><text:span text:style-name="T2">verpflichtet, diese auf seine Kosten zu betreiben, laufend zu warten und mindestens einmal jährlich zu reinigen. Er hat auch die sonstigen in § 7 Ziffer 2 angeführten Verpflichtungen zu erfüllen.</text:span><text:span text:style-name="T2"/></text:p>
      <text:p text:style-name="P2" loext:marker-style-name="T2"/>
      <text:p text:style-name="P3" loext:marker-style-name="T2"><text:span text:style-name="T2">§ 8 Benutzung der Mietsache, Gebrauchsüberlassung, Änderung der Rechtsform</text:span><text:span text:style-name="T2"/></text:p>
      <text:p text:style-name="P3" loext:marker-style-name="T2"><text:span text:style-name="T2">1. Der Mieter darf die Mietsache zu anderen als den in § 1 bestimmten Zwecken und Geschäftszweigen nur mit Einwilligung des Vermieters benutzen; er darf den Geschäftsbetrieb nicht ganz oder teilweise einstellen, mit Ausnahme kurzfristiger Zeiten bei entsprechender Begründung (z. B. Inventur, Betriebsferien). Die Einwilligung soll schriftlich erfolgen.</text:span><text:span text:style-name="T2"/></text:p>
      <text:p text:style-name="P3" loext:marker-style-name="T2"><text:span text:style-name="T2">Das Halten von Tieren bedarf der Einwilligung des Vermieters. Die Einwilligung soll schriftlich erfolgen.</text:span><text:span text:style-name="T2"/></text:p>
      <text:p text:style-name="P3" loext:marker-style-name="T2"><text:span text:style-name="T2">2. Der Mieter ist ohne Einwilligung des Vermieters weder zu einer Untervermietung noch zu einer sonstigen Gebrauchsüberlassung an Dritte berechtigt. Die Einwilligung soll schriftlich erfolgen. Bei Firmen gilt ein Wechsel des Inhabers oder eine Änderung der Rechtsform als Gebrauchsüberlassung. Die Einwilligung gilt nur für den Einzelfall, sie kann aus wichtigem Grund widerrufen werden. Unbeschadet einer Einwilligung bleibt die persönliche Haftung des Mieters neben derjenigen des neuen Rechtsträgers bestehen.</text:span><text:span text:style-name="T2"/></text:p>
      <text:p text:style-name="P3" loext:marker-style-name="T2"><text:span text:style-name="T2">3. Der Mieter tritt dem Vermieter schon jetzt für den Fall der Gebrauchsüberlassung die ihm gegen den Untermieter oder Nutzer zustehenden Forderungen nebst Pfandrecht in Höhe der Mietforderung des Vermieters zur Sicherheit ab.</text:span><text:span text:style-name="T2"/></text:p>
      <text:p text:style-name="P3" loext:marker-style-name="T2"><text:span text:style-name="T2">4. Dem Mieter ist das Verkaufen und Anbieten von Erzeugnissen, die ein anderer Mieter zulässigerweise bereits im Hause vertreibt, untersagt.</text:span><text:span text:style-name="T2"/></text:p>
      <text:p text:style-name="P3" loext:marker-style-name="T2"><text:span text:style-name="T2">5. Außerhalb der üblichen Betriebs- und Geschäftszeiten ist der Vermieter nicht verpflichtet, die haustechnischen Gemeinschaftseinrichtungen zur Verfügung zu stellen bzw. in Betrieb zu halten.</text:span><text:span text:style-name="T2"/></text:p>
      <text:p text:style-name="P2" loext:marker-style-name="T2"/>
      <text:p text:style-name="P3" loext:marker-style-name="T2"><text:span text:style-name="T2">§ 9 Schilder, Reklameanlagen</text:span><text:span text:style-name="T2"/></text:p>
      <text:p text:style-name="P30" loext:marker-style-name="T2">1. Der Mieter hat Anspruch auf Gestattung zur Anbringung eines Firmenschildes. </text:p>
      <text:p text:style-name="P30" loext:marker-style-name="T2"><text:soft-page-break/>Der Vermieter weist einen Platz an und bestimmt die Art der Ausführung.<text:span text:style-name="T2"/></text:p>
      <text:p text:style-name="P3" loext:marker-style-name="T2"><text:span text:style-name="T2">Die Ermietung und Benutzung der Außenwände einschließlich der Gestaltung der Fenster bedarf einer gesonderten Vereinbarung.</text:span><text:span text:style-name="T2"/></text:p>
      <text:p text:style-name="P3" loext:marker-style-name="T2"><text:span text:style-name="T2">2. Bei Beendigung des Mietverhältnisses hat der Mieter Schilder und Reklameanlagen zu entfernen und die durch die Anbringung, den Betrieb und die Entfernung entstehenden Schäden zu beseitigen. Jedoch kann der Mieter ein kleines Schild mit dem Hinweis auf seine neuen Räume für Monate, mindestens 3 Monate lang, an einer vom Vermieter zu bestimmenden Stelle belassen bzw. anbringen.</text:span><text:span text:style-name="T2"/></text:p>
      <text:p text:style-name="P2" loext:marker-style-name="T2"/>
      <text:p text:style-name="P3" loext:marker-style-name="T2"><text:span text:style-name="T2">§ 10 Behördliche Genehmigungen, Betriebsgefahr vom Mieter betriebener Anlagen und Einrichtungen</text:span><text:span text:style-name="T2"/></text:p>
      <text:p text:style-name="P3" loext:marker-style-name="T2"><text:span text:style-name="T2">1. Der Vermieter übernimmt keine Haftung dafür, dass Genehmigungen für den vorgesehenen Betrieb und seine Anlagen erteilt werden bzw. erteilte Genehmigungen fortbestehen. Das gilt insbesondere für Konzessionen. Der Mieter hat auf seine Kosten sämtliche Voraussetzungen für den Betrieb seines Gewerbes zu schaffen und aufrechtzuerhalten. Dies gilt auch für Reklameanlagen usw. Auflagen der Gewerbeaufsicht oder anderer Stellen hat der Mieter auf eigene Kosten zu erfüllen.</text:span><text:span text:style-name="T2"/></text:p>
      <text:p text:style-name="P3" loext:marker-style-name="T2"><text:span text:style-name="T2">2. § 12 Ziff. 1 gilt jedoch nicht, soweit die bauliche Beschaffenheit und Lage der Mietsache zum vereinbarten Vertragszweck nicht geeignet ist.</text:span><text:span text:style-name="T2"/></text:p>
      <text:p text:style-name="P3" loext:marker-style-name="T2"><text:span text:style-name="T2">3. Vor dem Aufstellen von Maschinen, schweren Gegenständen, anderen Anlagen und Einrichtungen in den Mieträumen hat sich der Mieter über die zulässige Belastungsgrenze der Stockwerksdecken beim Vermieter zu erkundigen und dessen Zustimmung einzuholen. Die Einwilligung soll schriftlich erfolgen. Für Schäden, die durch Nichtbeachtung dieser Bestimmungen eintreten, haftet der Mieter. Ergeben sich durch die Anlagen und Einrichtungen nachteilige Auswirkungen für das Gebäude, Erschütterungen, Risse usw., so kann der Vermieter die erteilte Erlaubnis widerrufen und die Beseitigung der Maschinen/Anlagen verlangen. Für alle vom Mieter eingebrachten oder betriebenen Anlagen und Einrichtungen haftet der Mieter, soweit ihn ein Verschulden trifft. Sollten sich durch die Aufstellung oder den Betrieb von Anlagen und Einrichtungen des Mieters unzumutbare Nachteile oder Unzuträglichkeiten ergeben, so ist der Mieter verpflichtet, soweit er nicht Abhilfe schaffen kann, diese zu entfernen bzw. ihren Betrieb einzustellen.</text:span><text:span text:style-name="T2"/></text:p>
      <text:p text:style-name="P3" loext:marker-style-name="T2"><text:span text:style-name="T2">4. Dem Mieter obliegt die Verkehrssicherungspflicht in den vermieteten Räumen und den Zugängen auf dem Grundstück und der öffentlichen Straße vor dem Grundstück.</text:span><text:span text:style-name="T2"/></text:p>
      <text:p text:style-name="P2" loext:marker-style-name="T2"/>
      <text:p text:style-name="P3" loext:marker-style-name="T2"><text:span text:style-name="T2">§ 11 Instandhaltung und Instandsetzung der Mietsache</text:span><text:span text:style-name="T2"/></text:p>
      <text:p text:style-name="P3" loext:marker-style-name="T2"><text:soft-page-break/><text:span text:style-name="T2">1. Der Mieter hat in der Mietsache für ausreichende Reinigung, Lüftung und Heizung zu sorgen und die Räume sowie die darin befindlichen Anlagen und Einrichtungen pfleglich zu behandeln und von Ungeziefer freizuhalten.</text:span><text:span text:style-name="T2"/></text:p>
      <text:p text:style-name="P3" loext:marker-style-name="T2"><text:span text:style-name="T2">2. Für die Beschädigung der Mietsache und des Gebäudes sowie der zu den Mieträumen oder zu dem Gebäude gehörigen Anlagen ist der Mieter ersatzpflichtig, soweit sie von ihm oder den zu seinem Betrieb gehörenden Personen sowie Untermietern verursacht worden ist. Dies gilt auch für Schäden, die von Besuchern, Lieferanten und Handwerkern verursacht worden sind, soweit sie Erfüllungsgehilfen des Mieters sind. Dem Mieter obliegt der Beweis, dass ein Verschulden nicht vorgelegen hat.</text:span><text:span text:style-name="T2"/></text:p>
      <text:p text:style-name="P3" loext:marker-style-name="T2"><text:span text:style-name="T2">3. a) Der Mieter ist verpflichtet, auf seine Kosten die Schönheitsreparaturen in den Mieträumen, wenn erforderlich, fachgerecht durchzuführen. Schönheitsreparaturen umfassen das Tapezieren, Anstreichen der Wände und Decken, das Streichen der Heizkörper einschließlich Heizrohre, der Innentüren sowie der Fenster und Außentüren von innen. In gleicher Weise hat der Mieter auch die Renovierung der Fußleisten und sonstiger Holzteile sowie offen liegender Ver-und Entsorgungsleitungen durchzuführen.</text:span><text:span text:style-name="T2"/></text:p>
      <text:p text:style-name="P3" loext:marker-style-name="T2"><text:span text:style-name="T2">Der Mieter hat ferner vom Vermieter gestellte Textilböden bei Bedarf fachgerecht zu reinigen oder reinigen zu lassen. Die Zeitfolge hierfür beträgt im Allgemeinen 3 Jahre.</text:span><text:span text:style-name="T2"/></text:p>
      <text:p text:style-name="P3" loext:marker-style-name="T2"><text:span text:style-name="T2">b) Alle Schönheitsreparaturen sind in mittlerer Art und Güte, jedoch fachgerecht und entsprechend den anerkannten Regeln der Technik durchzuführen. Schönheitsreparaturen sind in dem nach der Verkehrsauffassung üblichen Zeitraum und Umfang unter Berücksichtigung des Zustandes der jeweiligen Teile des betreffenden Raumes fachgerecht durchzuführen. Der Mieter ist jedoch nur verpflichtet, diejenigen Schönheitsreparaturen innerhalb der Mietsache durchzuführen, die während der Mietzeit durch seinen Mietgebrauch erforderlich werden.</text:span><text:span text:style-name="T2"/></text:p>
      <text:p text:style-name="P3" loext:marker-style-name="T2"><text:span text:style-name="T2">c) Sind bei Beendigung des Mietverhältnisses die Zeitfolgen des § 13 Ziff. 3b noch nicht verstrichen oder weist der Mieter nach, dass die letzten Schönheitsreparaturen innerhalb der nach der Verkehrsauffassung üblichen Zeitfolgen - zurückgerechnet vom Zeitpunkt der Beendigung des Mietverhältnisses - durchgeführt worden sind und befinden sich die Räume in einem einer normalen Abnutzung entsprechenden Zustand, so muss er anteilig den Betrag an den Vermieter zahlen, der aufzuwenden wäre, wenn die Räume im Zeitpunkt der Vertragsbeendigung renoviert würden. Als Preisgrundlage gilt das Angebot einer anerkannten Firma. Der Mieter kann die Zahlungsverpflichtung dadurch abwenden, dass er die Schönheitsreparaturen bis zur Beendigung des Mietverhältnisses fachgerecht durchführt oder durchführen lässt.</text:span><text:span text:style-name="T2"/></text:p>
      <text:p text:style-name="P3" loext:marker-style-name="T2"><text:span text:style-name="T2">d) Bei Beendigung des Mietverhältnisses ist der Mieter verpflichtet, Dübeleinsätze zu entfernen, Löcher fachgerecht zu verschließen, soweit nicht das Anbringen von Bohrlöchern und Dübeln zum vertragsgemäßen Gebrauch der Mietsache unerläßlich war. Veränderungen dieser Art, denen der </text:span><text:soft-page-break/><text:span text:style-name="T2">Vermieter nicht ausdrücklich zugestimmt hat oder bei Wahrung seiner berechtigten Interessen nicht hätte zustimmen müssen, verpflichten den Mieter zum Schadensersatz.</text:span><text:span text:style-name="T2"/></text:p>
      <text:p text:style-name="P3" loext:marker-style-name="T2"><text:span text:style-name="T2">4. a) Die nach § 13 Ziffer 3.a) und 3.b) erforderlichen Schönheitsreparaturen hat der Mieter spätestens bis zum Ende des Mietverhältnisses durchzuführen, b) Bei Beendigung des Mietverhältnisses ist die Mietsache mit neutralen, deckenden, hellen Farben und Tapeten zurückzugeben, es sei denn, dass bei Vertragsbeginn ein anderer Zustand vorhanden war. Lackierte Holzteile sind in dem Farbton zurückzugeben, wie er bei Vertragsbeginn vorhanden war. Farbig gestrichene Holzteile können auch in weiß oder hellen Farbtönen gestrichen zurückgegeben werden. Holzteile, die bei Mietbeginn mit Klarlack oder transparenter Lasur versehen waren, müssen ebenso zurückgegeben werden.</text:span><text:span text:style-name="T2"/></text:p>
      <text:p text:style-name="P3" loext:marker-style-name="T2"><text:span text:style-name="T2">5. a) Sind die Räume in einem renovierten Zustand an den Mieter übergeben worden und endet das Mietverhältnis bevor Schönheitsreparaturen erstmals oder erneut fällig geworden sind, so hat der Mieter die anteiligen Kosten der Schönheitsreparaturen an den Vermieter zu zahlen (Abgeltungsquote). Die Abgeltungsquote ermittelt sich nach der tatsächlichen Dauer des Mietverhältnisses seit Mietbeginn bzw. seit letzter durchgeführter Renovierung und unter Berücksichtigung allgemein üblicher Zeitfolgen zeitanteilig. Die Abgeltungsquote ist auf der Grundlage eines Angebots einer anerkannten Firma zu berechnen. Je nach Abnutzungsgrad verlängern oder verkürzen sich die genannten Zeitfolgen. Als Preisgrundlage gilt das Angebot einer anerkannten Firma. Der Mieter kann die Zahlungsverpflichtung dadurch abwenden, dass er die Schönheitsreparaturen bis zur Beendigung des Mietverhältnisses fachgerecht durchführt oder durchführen lässt.</text:span><text:span text:style-name="T2"/></text:p>
      <text:p text:style-name="P3" loext:marker-style-name="T2"><text:span text:style-name="T2">6.a) Der Mieter hat weiterhin die nachstehenden Gegenstände, soweit sie seiner unmittelbaren Einwirkung unterliegen, insbesondere Fenster und Türverschlüsse sowie Verschlussvorrichtungen von Fensterläden, Rolläden, Licht- und-Klingelanlagen, Wärmemesser, Schlösser, Wasserhähne, Klosettspüler, Wasch- und Abflussbecken einschl. der Zu- und Ableitungen, Öfen, Herde, Gas- und Elektrogeräte, klima- und lüftungstechnische Anlagen und ähnliche Einrichtungen und Warmwasserbereitungsanlagen einschl. der Zu- und Ableitungen zu diesen instand zu halten und instand zu setzen. Entsprechendes gilt für abgebrochene oder beschädigte Türschlüssel, Briefkastenschlüssel sowie sonstige dem Mieter überlassene Schlüssel.</text:span><text:span text:style-name="T2"/></text:p>
      <text:p text:style-name="P3" loext:marker-style-name="T2"><text:span text:style-name="T2">b) Der Mieter hat auch die Kosten für Instandhaltungen und Instandsetzungen an gemeinschaftlich genutzten Flächen und Anlagen anteilig in Höhe von bis zu 10 Prozent der Jahresnettomiete zu tragen.</text:span><text:span text:style-name="T2"/></text:p>
      <text:p text:style-name="P3" loext:marker-style-name="T2"><text:span text:style-name="T2">c) Er hat beschädigte Glasscheiben, auch Schaufensterscheiben, zu ersetzen, es sei denn, er beweist, dass er die Schäden nicht verschuldet hat.</text:span><text:span text:style-name="T2"/></text:p>
      <text:p text:style-name="P3" loext:marker-style-name="T2"><text:soft-page-break/><text:span text:style-name="T2"><text:s/>d)Der Mieter ist verpflichtet, die fachgemäße Wartung, Reinigung und Überprüfung von Heizungs-, Lüftungs- und ähnlichen Anlagen, Durchlauferhitzern, Warmwasseraufbereitungsanlagen, Öfen und Herden mindestens jährlich durchzuführen.</text:span><text:span text:style-name="T2"/></text:p>
      <text:p text:style-name="P3" loext:marker-style-name="T2"><text:span text:style-name="T2">7. Kommt der Mieter seinen Verpflichtungen nicht nach, so kann der Vermieter erforderliche Arbeiten auf Kosten des Mieters vornehmen lassen oder Schadensersatz statt der Leistung verlangen. Diese Rechte stehen dem Vermieter auch zu, wenn das Verhalten des Mieters ergibt, dass von seiner Seite eine endgültige Erfüllungsverweigerung vorliegt.</text:span><text:span text:style-name="T2"/></text:p>
      <text:p text:style-name="P3" loext:marker-style-name="T2"><text:span text:style-name="T2">8. Der Vermieter ist weder zur Durchführung von noch zur Kostentragung für Schönheitsreparaturen verpflichtet. Davon unberührt bleiben Schönheitsreparaturen soweit sie aufgrund eines nach Mietbeginn eintretenden Ereignisses, welches nicht im Verantwortungsbereich des Mieters liegt, erforderlich werden.</text:span><text:span text:style-name="T2"/></text:p>
      <text:p text:style-name="P3" loext:marker-style-name="T2"><text:span text:style-name="T2">9. Ist das Mietverhältnis beendet, so stehen dem Vermieter die Erfüllungs- und Ersatzansprüche aus den Ziff. 1 - 8 auch dann zu, wenn ein Nachmieter die Arbeiten durchgeführt hat oder durchführen lässt.</text:span><text:span text:style-name="T2"/></text:p>
      <text:p text:style-name="P3" loext:marker-style-name="T2"><text:span text:style-name="T2">10. Jeden in und an der Mietsache entstehenden Schaden hat der Mieter unverzüglich dem Vermieter anzuzeigen. Für einen durch nicht rechtzeitige Anzeige verursachten weiteren Schaden ist der Mieter ersatzpflichtig, soweit er den Mangel vorsätzlich verschwiegen oder grob fahrlässig nicht erkannt hat. <text:s/></text:span><text:span text:style-name="T2"/></text:p>
      <text:p text:style-name="P2" loext:marker-style-name="T2"/>
      <text:p text:style-name="P3" loext:marker-style-name="T2"><text:span text:style-name="T2">§ 12 Veränderungen an und in der Mietsache durch den Mieter</text:span><text:span text:style-name="T2"/></text:p>
      <text:p text:style-name="P31" loext:marker-style-name="T2"><text:span text:style-name="T2">1. Veränderungen an und in der Mietsache, insbesondere</text:span><text:span text:style-name="T2"/></text:p>
      <text:p text:style-name="P3" loext:marker-style-name="T2"><text:span text:style-name="T2">Um- und Einbauten, Installation und dergl., dürfen nur mit Einwilligung des Vermieters vorgenommen werden. Die Einwilligung soll schriftlich erfolgen. Auf Verlangen des Vermieters ist der Mieter verpflichtet, die Um- oder Einbauten ganz oder teilweise im Falle seines Auszuges zu entfernen und den früheren Zustand wieder herzustellen, ohne dass es eines Vorbehalts des Vermieters bei der Einwilligung bedarf.</text:span><text:span text:style-name="T2"/></text:p>
      <text:p text:style-name="P31" loext:marker-style-name="T2"><text:span text:style-name="T2">2. Will der Mieter Einrichtungen, mit denen er die Mietsache versehen hat, bei Beendigung des Mietverhältnisses wegnehmen, hat er sie zunächst dem Vermieter zur Übernahme anzubieten. Dabei hat der Mieter seine Preisvorstellung mitzuteilen sowie die Herstellungskosten und den Herstellungszeitpunkt nachzuweisen. Wenn der Vermieter die Einrichtungen übernehmen will, hat er dem Mieter einen angemessenen Ausgleich zu leisten.</text:span><text:span text:style-name="T2"/></text:p>
      <text:p text:style-name="P31" loext:marker-style-name="T2"><text:span text:style-name="T2">3. Gas- und Elektrogeräte dürfen nur in dem Umfang an das vorhandene Leitungsnetz angeschlossen werden, wenn die für die Mietsache vorgesehene Belastung nicht überschritten wird. Weitere Geräte dürfen nur mit Einwilligung des Vermieters angeschlossen werden. Die Einwilligung soll schriftlich erfolgen. Die Einwilligung kann versagt werden, wenn das vorhandene </text:span><text:soft-page-break/><text:span text:style-name="T2">Leitungsnetz eine zusätzliche Belastung nicht aushält und der Mieter es ablehnt, die Kosten für eine entsprechende Änderung des Netzes zu tragen.</text:span><text:span text:style-name="T2"/></text:p>
      <text:p text:style-name="P32" loext:marker-style-name="T2"/>
      <text:p text:style-name="P3" loext:marker-style-name="T2"><text:span text:style-name="T2">§ 13 Bauliche Veränderungen und Ausbesserungen durch den Vermieter</text:span><text:span text:style-name="T2"/></text:p>
      <text:p text:style-name="P3" loext:marker-style-name="T2"><text:span text:style-name="T2">1. Der Vermieter darf Ausbesserungen und bauliche Veränderungen, die zur Erhaltung oder zur besseren wirtschaftlichen Verwertung des Anwesens oder zum Ausbau des Gebäudes oder der Mietsache oder zur Abwendung drohender Gefahren oder zur Beseitigung von Schäden notwendig werden, auch ohne Zustimmung des Mieters vornehmen, es sei denn, dass die Maßnahme für diesen eine unzumutbare Härte bedeuten würde. Das gilt auch für Arbeiten und bauliche Maßnahmen, die zwar nicht notwendig, aber zweckmäßig sind, insbesondere der Modernisierung des Gebäudes dienen. Der Mieter hat die in Betracht kommenden Räume zugänglich zu halten und darf die Ausführung der Arbeiten nicht hindern oder verzögern; andernfalls hat er die dadurch entstehenden Schäden zu ersetzen. Der Vermieter hat dem Mieter vor Beginn der Maßnahme deren Art, Umfang, Beginn und voraussichtliche Dauer schriftlich mitzuteilen. Auf die betrieblichen Belange des Mieters ist Rücksicht zu nehmen. Der Mieter ist nicht berechtigt, wegen der Maßnahme das Mietverhältnis zu kündigen; er hat keinen Anspruch auf Ersatz der Aufwendungen, die er infolge der Maßnahme macht.</text:span><text:span text:style-name="T2"/></text:p>
      <text:p text:style-name="P2" loext:marker-style-name="T2"/>
      <text:p text:style-name="P3" loext:marker-style-name="T2"><text:span text:style-name="T2">2. Werden Maßnahmen vorgenommen, wie z.B. Verstärkung und Verbesserung von Steigleitungen, Umstellung der Beheizungsart von Kohle auf Gas oder Öl, Fernwärme oder andere Heiz- und Energiearten (auch Umstellung auf elektrische Beheizung einschließlich Geräte), die den Gebrauchswert der Mietsache erhöhen, die allgemeinen Nutzungsverhältnisse verbessern oder Einsparung von Energie oder Wasser bewirken, so ist der Vermieter berechtigt, die Miete um einen Zuschlag von jährlich 14% der von ihm aufgewendeten Bau- und Einrichtungskosten zu erhöhen. Die Erhöhung gilt auch für andere bauliche Maßnahmen, wie z.B. Ausbau einer Verkehrsfläche, Anlage der Kanalisation, Hausanschlüsse an Versorgungsleitungen und Ähnliches.</text:span><text:span text:style-name="T2"/></text:p>
      <text:p text:style-name="P2" loext:marker-style-name="T2"/>
      <text:p text:style-name="P3" loext:marker-style-name="T2"><text:span text:style-name="T2">3. Wird der Vermieter auf Grund § 7 des hessischen Gesetzes zur Stärkung von innerstädtischen Geschäftsquartieren vom 21.12.2005 (INGE) und/oder ähnlichen Vorschriften zwangsweise zu Abgaben herangezogen, so kann er das Mietverhältnis mit einer Frist von drei Monaten vom Tage der Vollziehbarkeit des Abgabenbescheides kündigen.</text:span><text:span text:style-name="T2"/></text:p>
      <text:p text:style-name="P3" loext:marker-style-name="T2"><text:span text:style-name="T2">Dies gilt nicht, wenn der Mieter sich verpflichtet, dem Vermieter die Abgaben zu erstatten.</text:span><text:span text:style-name="T2"/></text:p>
      <text:p text:style-name="P2" loext:marker-style-name="T2"/>
      <text:p text:style-name="P3" loext:marker-style-name="T2"><text:span text:style-name="T2">§ 14 Betreten der Mietsache</text:span><text:span text:style-name="T2"/></text:p>
      <text:p text:style-name="P3" loext:marker-style-name="T2"><text:soft-page-break/><text:span text:style-name="T2">Der Mieter hat während der üblichen Geschäftszeit zu gewährleisten, dass Vermieter, Beauftragte, Sachverständige und Interessenten die Mietsache zum Zwecke der Feststellung des baulichen Zustandes, der Neuvermietung, des Verkaufs usw. - nach Voranmeldung - besichtigen können. In Fällen von Gefahr ist das Betreten zu jeder Tages- und Nachtzeit zu ermöglichen.</text:span><text:span text:style-name="T2"/></text:p>
      <text:p text:style-name="P2" loext:marker-style-name="T2"/>
      <text:p text:style-name="P3" loext:marker-style-name="T2"><text:span text:style-name="T2">§ 15 Beendigung des Mietverhältnisses</text:span><text:span text:style-name="T2"/></text:p>
      <text:p text:style-name="P3" loext:marker-style-name="T2"><text:span text:style-name="T2">1. Der Mieter hat die Mietsache unabhängig von der Pflicht zur Durchführung der Schönheitsreparaturen in sauberem Zustand zurückzugeben. Kommt der Mieter dieser Verpflichtung trotz Aufforderung mit Fristsetzung nicht nach, so kann der Vermieter die Mietsache auf dessen Kosten reinigen lassen.</text:span><text:span text:style-name="T2"/></text:p>
      <text:p text:style-name="P3" loext:marker-style-name="T2"><text:span text:style-name="T2">Die Räumungspflicht des Mieters erstreckt sich auf alle Gegenstände im Mietbereich, soweit sie nicht dem Vermieter gehören. Kommt der Mieter dieser Pflicht nicht nach, so ist der Vermieter berechtigt, diese Gegenstände auf Kosten des Mieters entfernen zu lassen. Eine Aufbewahrungspflicht für den Vermieter besteht nicht.</text:span><text:span text:style-name="T2"/></text:p>
      <text:p text:style-name="P3" loext:marker-style-name="T2"><text:span text:style-name="T2">2. Endet das Mietverhältnis durch fristlose Kündigung des Vermieters, so haftet der Mieter bis zum Ablauf der vereinbarten Mietzeit für den Mietausfall, der durch das Leerstehen der Mietsache oder dadurch entsteht, dass im Fall der Neuvermietung nicht die bisherige Miete erzielt werden kann.</text:span><text:span text:style-name="T2"/></text:p>
      <text:p text:style-name="P3" loext:marker-style-name="T2"><text:span text:style-name="T2">3. Ist zwischen den Parteien vereinbart, dass der Mieter Betriebs- und Verwaltungskostenvorschüsse bezahlt, die einmal im Jahr abgerechnet werden, so verbleibt es bei dieser Regelung. Dabei gilt bezüglich aller Betriebs- und Verwaltungskosten, deren Höhe nur einmal im Jahr festgestellt wird, dass diese Kosten dergestalt zwischen dem Ausziehenden und dem Nachfolgemieter bzw. Vermieter geteilt werden, dass die Höhe des Anteils sich nach der Dauer der Mietzeit richtet, soweit nicht eine Sonderablösung vereinbart ist.</text:span><text:span text:style-name="T2"/></text:p>
      <text:p text:style-name="P3" loext:marker-style-name="T2"><text:span text:style-name="T2">4. Der Mieter hat sämtliche Schlüssel, auch die, die er sich hat anfertigen lassen, nach Beendigung der Mietzeit an den Vermieter abzuliefern.</text:span><text:span text:style-name="T2"/></text:p>
      <text:p text:style-name="P2" loext:marker-style-name="T2"/>
      <text:p text:style-name="P3" loext:marker-style-name="T2"><text:span text:style-name="T2">§ 16 Personenmehrheit</text:span><text:span text:style-name="T2"/></text:p>
      <text:p text:style-name="P3" loext:marker-style-name="T2"><text:span text:style-name="T2">1. Unter Mieter und Vermieter werden die Mietparteien auch dann verstanden, wenn sie aus mehreren Personen bestehen. Mehrere Personen als Mieter haften für alle Verpflichtungen aus dem Mietvertrag als Gesamtschuldner.</text:span><text:span text:style-name="T2"/></text:p>
      <text:p text:style-name="P3" loext:marker-style-name="T2"><text:span text:style-name="T2">2. Mehrere Personen als Mieter bevollmächtigen sich hiermit gegenseitig zur Abgabe und Annahme von Erklärungen mit Wirkung für und gegen jede Person; dies gilt nicht für den Ausspruch von Kündigungen und für Mietaufhebungsverträge.</text:span><text:span text:style-name="T2"/></text:p>
      <text:p text:style-name="P2" loext:marker-style-name="T2"/>
      <text:p text:style-name="P3" loext:marker-style-name="T2"><text:span text:style-name="T2">§ 17 Änderung des Vertrages</text:span><text:span text:style-name="T2"/></text:p>
      <text:p text:style-name="P3" loext:marker-style-name="T2"><text:soft-page-break/><text:span text:style-name="T2">Nebenabreden, Änderungen, Ergänzungen und Aufhebung des Vertrages sollen schriftlich vereinbart werden. Das Gleiche gilt für Zusagen, Zustimmungen, Verzichte und Vergleiche aller Art.</text:span><text:span text:style-name="T2"/></text:p>
      <text:p text:style-name="P2" loext:marker-style-name="T2"/>
      <text:p text:style-name="P33" loext:marker-style-name="T2"><text:span text:style-name="T2">§ 18 Erfüllungsort</text:span><text:span text:style-name="T2"/></text:p>
      <text:p text:style-name="P34" loext:marker-style-name="T2"><text:span text:style-name="T2">Erfüllungsort für alle sich aus diesem Vertrag ergebenden Verpflichtungen ist</text:span><text:span text:style-name="T2"/></text:p>
      <text:p text:style-name="P34" loext:marker-style-name="T2"><text:span text:style-name="T2">Neu-Anspach.</text:span><text:span text:style-name="T2"/></text:p>
      <text:p text:style-name="P35" loext:marker-style-name="T2"/>
      <text:p text:style-name="P34" loext:marker-style-name="T2"><text:span text:style-name="T2">§ 19 Sicherheitsleistung</text:span><text:span text:style-name="T2"/></text:p>
      <text:p text:style-name="P34" loext:marker-style-name="T2"><text:span text:style-name="T2">1.Der Mieter gibt dem Vermieter für die Einhaltung der ihm aus diesem Vertrag obliegenden Verbindlichkeiten eine zinslose Sicherheit in Geld in Höhe von (…..-…..</text:span><text:span text:style-name="T16">x</text:span><text:span text:style-name="T2"> </text:span><text:span text:style-name="T16">6 </text:span><text:span text:style-name="T2">) = € ……….. <text:s/>(in Worten: …………..).</text:span></text:p>
      <text:p text:style-name="P34" loext:marker-style-name="T2"><text:span text:style-name="T2">2. Die Sicherheitsleistung ist fällig bei Schlüsselübergabe. Der Kautionsbetrag muss zu diesem Datum bereits dem Konto des Vermieters gutgeschrieben sein.</text:span><text:span text:style-name="T2"/></text:p>
      <text:p text:style-name="P34" loext:marker-style-name="T2"><text:span text:style-name="T2">3. Für den Fall der Veräußerung des Grundstücks/der Eigentumswohnung/des vermieteten Teileigentums willigt der Mieter darin ein, dass die von ihm erbrachte Sicherheitsleistung auf den Erwerber übertragen wird.</text:span><text:span text:style-name="T2"/></text:p>
      <text:p text:style-name="P34" loext:marker-style-name="T2"><text:span text:style-name="T2">Der Vermieter sichert dem Mieter zu, im Veräußerungsfalle den Erwerber zur Rückgewähr der Sicherheit zu verpflichten, soweit gegen diese nicht aufgerechnet ist.</text:span><text:span text:style-name="T2"/></text:p>
      <text:p text:style-name="P35" loext:marker-style-name="T2"/>
      <text:p text:style-name="P34" loext:marker-style-name="T2"><text:span text:style-name="T2">§ 20 Wirksamkeit der Vertragsbestimmungen</text:span><text:span text:style-name="T2"/></text:p>
      <text:p text:style-name="P36" loext:marker-style-name="T2"><text:span text:style-name="T2">1. Durch Ungültigkeit einer oder mehrerer Bestimmungen dieses Vertrages wird die Gültigkeit der übrigen nicht berührt. <text:s/></text:span><text:span text:style-name="T2"/></text:p>
      <text:p text:style-name="P36" loext:marker-style-name="T2"><text:span text:style-name="T2">Durch diesen Mietvertrag werden frühere Vereinbarungen aufgehoben.</text:span><text:span text:style-name="T2"/></text:p>
      <text:p text:style-name="P2" loext:marker-style-name="T2"/>
      <text:p text:style-name="P3" loext:marker-style-name="T2"><text:span text:style-name="T2">§ 21 Sonstige Vereinbarungen</text:span><text:span text:style-name="T2"/></text:p>
      <text:p text:style-name="P2" loext:marker-style-name="T2"/>
      <text:p text:style-name="P37" loext:marker-style-name="T2"><text:span text:style-name="T2">Die dem Mieter zugewiesene(n) PKW Abstellplätze dürfen nicht untervermietet werden und sind nur vom Mieter selbst zu benutzen.</text:span><text:span text:style-name="T2"/></text:p>
      <text:p text:style-name="P38" loext:marker-style-name="T2"/>
      <text:p text:style-name="P37" loext:marker-style-name="T2"><text:span text:style-name="T2">Eine Änderung der Rechtsform des Mieters ist dem Vermieter unverzüglich mitzuteilen.</text:span><text:span text:style-name="T2"/></text:p>
      <text:p text:style-name="P2" loext:marker-style-name="T2"/>
      <text:p text:style-name="P3" loext:marker-style-name="T2"><text:span text:style-name="T2">Die Mietkaution nach § 21 ist durch Vorlage einer auf den Kautionsbetrag beschränkten unbedingten, unwiderruflichen, unbefristeten und selbstschuldnerischen Bürgschaft</text:span><text:span text:style-name="T2"/></text:p>
      <text:p text:style-name="P3" loext:marker-style-name="T2"><text:span text:style-name="T2">eines inländischen Kreditinstitut zu erbringen.</text:span><text:span text:style-name="T2"/></text:p>
      <text:p text:style-name="P2" loext:marker-style-name="T2"/>
      <text:p text:style-name="P37" loext:marker-style-name="T2"><text:soft-page-break/><text:span text:style-name="T2">Die Bürgschaftsurkunde ist dem Vermieter auszuhändigen. Sie hat die Verpflichtung des Kreditinstitutes zu enthalten, auf erste Anforderung des Vermieters und ohne Prüfung der Forderung, Zahlung zu leisten.</text:span><text:span text:style-name="T2"/></text:p>
      <text:p text:style-name="P37" loext:marker-style-name="T2"><text:span text:style-name="T2">Alternativ kann eine Barkaution vereinbart werden.</text:span><text:span text:style-name="T2"/></text:p>
      <text:p text:style-name="P38" loext:marker-style-name="T2"/>
      <text:p text:style-name="P37" loext:marker-style-name="T17"><text:span text:style-name="T17">Die Untervermietung de</text:span><text:span text:style-name="T18">s/der</text:span><text:span text:style-name="T17"> Raum</text:span><text:span text:style-name="T18">e</text:span><text:span text:style-name="T17"> zum Betreiben von </text:span><text:span text:style-name="T19">……………. ist dem Mieter, </text:span><text:span text:style-name="T20">nach Absprache mit dem Vermieter,</text:span><text:span text:style-name="T19"> gestattet.</text:span></text:p>
      <text:p text:style-name="P39" loext:marker-style-name="T17"/>
      <text:p text:style-name="P37" loext:marker-style-name="T17"><text:span text:style-name="T17">Der Zustand der Räume ist in einem Übergabeprotokoll und durch Fotos festgehalten. Die Rückgabe hat in dem Zustand zu erfolgen, der bei Einzug im Protokoll dokumentiert wurde.</text:span><text:span text:style-name="T17"/></text:p>
      <text:p text:style-name="P37" loext:marker-style-name="T2"><text:span text:style-name="T2"><text:s text:c="108"/></text:span><text:span text:style-name="T2"/></text:p>
      <text:p text:style-name="P37" loext:marker-style-name="T2"><text:span text:style-name="T2"><text:s text:c="132"/></text:span><text:span text:style-name="T2"/></text:p>
      <text:p text:style-name="P38" loext:marker-style-name="T2"/>
      <text:p text:style-name="P40" loext:marker-style-name="T2"><text:span text:style-name="T2">§ 22 Hausordnung</text:span><text:span text:style-name="T2"/></text:p>
      <text:p text:style-name="P41" loext:marker-style-name="T2"/>
      <text:p text:style-name="P40" loext:marker-style-name="T2"><text:span text:style-name="T2">1. Vorplätze, Gänge und Treppen sind mindestens einmal wöchentlich gründlich zu reinigen und mit einem entsprechen den Pflegemittel zu behandeln. Treten bei der Hausreinigung <text:s/>Schwierigkeiten auf, so ist der Vermieter berechtigt, einen Dritten zu beauftragen. Die Kosten werden nach einem geeigneten Maßstab umgelegt, der billigem Ermessen entspricht. Das Reinigen von Gegenständen, Maschinen, Anlagen und Einrichtungen darf nur innerhalb der Mietsache geschehen. Der Mieter hat die von ihm ausschließlich benutzten Klosett-, Waschbeckenabflüsse usw. auf seine Kosten zu reinigen und Verstopfungen solcher Abflüsse sofort beseitigen zu lassen. Er haftet für seine Angestellten und Kunden.</text:span><text:span text:style-name="T2"/></text:p>
      <text:p text:style-name="P38" loext:marker-style-name="T2"/>
      <text:p text:style-name="P40" loext:marker-style-name="T2"><text:span text:style-name="T2">2. Wird auf dem Grundstück Schmutz verursacht, so hat der Mieter diesen sofort zu beseitigen.</text:span><text:span text:style-name="T2"/></text:p>
      <text:p text:style-name="P41" loext:marker-style-name="T2"/>
      <text:p text:style-name="P40" loext:marker-style-name="T2"><text:span text:style-name="T2">3. Das Abstellen und Lagern von Gegenständen (Kisten, Waren und dergl.) außerhalb der Mietsache ist nicht gestattet. Krafträder, Mopeds und ähnliche Fahrzeuge dürfen nur mit Einverständnis des Vermieters in den von diesem bestimmten und den polizeilichen Vorschriften entsprechenden Räumen, soweit vorhanden, untergebracht werden. Das Aufstellen oder Parken von Fahrzeugen im Hof ist nur mit Einwilligung des Vermieters gestattet. Die Einwilligung soll schriftlich erfolgen.</text:span><text:span text:style-name="T2"/></text:p>
      <text:p text:style-name="P41" loext:marker-style-name="T2"/>
      <text:p text:style-name="P40" loext:marker-style-name="T2"><text:span text:style-name="T2">4. Die Fenster müssen bei Sturm, Regen oder Schnee geschlossen gehalten werden. Jeder bemerkte Schaden am Dache und etwaiges Eindringen des Regens ist dem Vermieter sofort anzuzeigen.</text:span><text:span text:style-name="T2"/></text:p>
      <text:p text:style-name="P41" loext:marker-style-name="T2"/>
      <text:p text:style-name="P40" loext:marker-style-name="T2"><text:soft-page-break/><text:span text:style-name="T2">5. Der Hausmüll ist zerkleinert in die aufgestellten Tonnen zu leeren. Es ist dafür Sorge zu tragen, dass nichts auf den Treppen, dem Hauseingang und an dem Platz, an welchem die Tonnen aufgestellt sind, verschüttet wird; gegebenenfalls hat der Mieter unverzüglich für die erforderliche Reinigung zu sorgen. Asche darf nur abgekühlt in die dazu bestimmten Behälter geschüttet werden.</text:span><text:span text:style-name="T2"/></text:p>
      <text:p text:style-name="P41" loext:marker-style-name="T2"/>
      <text:p text:style-name="P40" loext:marker-style-name="T2"><text:span text:style-name="T2">Aus gewerblicher Tätigkeit anfallendes Verpackungsmaterial oder ähnliche Abfälle dürfen nicht in die allgemeinen Hausmüllgefäße geleert werden.</text:span><text:span text:style-name="T2"/></text:p>
      <text:p text:style-name="P41" loext:marker-style-name="T2"/>
      <text:p text:style-name="P40" loext:marker-style-name="T2"><text:span text:style-name="T2">6. Alle mit Türen versehenen Zugänge (Keller, Boden, Laden, Lager usw.) sind jederzeit geschlossen zu halten. Sind Schließungszeiten für die Haustür festgelegt, so sind diese einzuhalten.</text:span><text:span text:style-name="T2"/></text:p>
      <text:p text:style-name="P40" loext:marker-style-name="T2"><text:span text:style-name="T2">7. Sollte die Aufrechterhaltung der Ruhe und Ordnung im Hause Abänderungen und Ergänzungen dieser Hausordnung erforderlich machen, darf der Vermieter die entsprechenden Anordnungen treffen.</text:span><text:span text:style-name="T2"/></text:p>
      <text:p text:style-name="P41" loext:marker-style-name="T2"/>
      <text:p text:style-name="P41" loext:marker-style-name="T2">8. Im gesamten Gebäude herrscht ein absolutes Rauchverbot!</text:p>
      <text:p text:style-name="P42" loext:marker-style-name="T2">9. die Parkplätze werden ausschließlich für PKW zur Verfügung gestellt.</text:p>
      <text:p text:style-name="P42" loext:marker-style-name="T2">10. </text:p>
      <text:p text:style-name="P40" loext:marker-style-name="T2"><text:span text:style-name="T2"><text:s text:c="108"/></text:span><text:span text:style-name="T2"/></text:p>
      <text:p text:style-name="P41" loext:marker-style-name="T2"/>
      <text:p text:style-name="P41" loext:marker-style-name="T2"/>
      <text:p text:style-name="P41" loext:marker-style-name="T2"/>
      <text:p text:style-name="P41" loext:marker-style-name="T2"/>
      <text:p text:style-name="P41" loext:marker-style-name="T2"/>
      <text:p text:style-name="P41" loext:marker-style-name="T2"/>
      <text:p text:style-name="P40" loext:marker-style-name="T2"><text:span text:style-name="T2">Neu Anspach am …............................</text:span><text:span text:style-name="T2"/></text:p>
      <text:p text:style-name="P41" loext:marker-style-name="T2"/>
      <text:p text:style-name="P40" loext:marker-style-name="T2"><text:span text:style-name="T2">Vermieter:<text:tab/><text:tab/><text:tab/><text:tab/><text:tab/><text:tab/><text:tab/><text:tab/><text:tab/><text:tab/>Mieter:</text:span><text:span text:style-name="T2"/></text:p>
      <text:p text:style-name="P40" loext:marker-style-name="T2"><text:span text:style-name="T2"><text:tab/><text:tab/><text:tab/><text:tab/><text:tab/><text:tab/><text:tab/><text:tab/><text:tab/></text:span><text:span text:style-name="T2"/></text:p>
      <text:p text:style-name="P40" loext:marker-style-name="T2"><text:span text:style-name="T2"><text:tab/></text:span><text:span text:style-name="T2"/></text:p>
      <text:p text:style-name="P40" loext:marker-style-name="T2"><text:span text:style-name="T2"><text:tab/><text:tab/><text:tab/><text:tab/><text:tab/><text:tab/><text:tab/><text:tab/></text:span><text:span text:style-name="T2"/></text:p>
      <text:p text:style-name="P43" loext:marker-style-name="T2"><text:span text:style-name="T2">Cornelia Chbib<text:tab/><text:tab/><text:tab/><text:tab/><text:tab/><text:tab/><text:tab/><text:tab/> </text:span><text:span text:style-name="T21">Name, und Titel des Mieters</text:span><text:span text:style-name="T8"><text:tab/></text:span><text:span text:style-name="T2"><text:tab/><text:tab/><text:tab/><text:tab/><text:tab/></text:span></text:p>
      <text:p text:style-name="P41" loext:marker-style-name="T2"/>
      <text:p text:style-name="P41" loext:marker-style-name="T2"/>
      <text:p text:style-name="P40" loext:marker-style-name="T2"><text:span text:style-name="T2">Fayez Chbib<text:tab/><text:tab/><text:tab/><text:tab/><text:tab/><text:tab/><text:tab/><text:tab/><text:tab/><text:tab/></text:span><text:span text:style-name="T2"/></text:p>
      <text:p text:style-name="P41" loext:marker-style-name="T2"><text:soft-page-break/></text:p>
      <text:p text:style-name="P40" loext:marker-style-name="T15"><text:span text:style-name="T15">Dieser Mietvertrag besteht aus 20 Seiten und wurde von den Vertragspartnern gelesen, verstanden und zur Kenntnis genommen.</text:span><text:span text:style-name="T15"/></text:p>
      <text:p text:style-name="P40" loext:marker-style-name="T15"><text:span text:style-name="T15">Die Seite 19 ist mit der Unterschrift der Vermieter und des Mieters versehen.</text:span><text:span text:style-name="T15"/></text:p>
      <text:p text:style-name="P44" loext:marker-style-name="T15"/>
      <text:p text:style-name="P44" loext:marker-style-name="T15"/>
      <text:p text:style-name="P44" loext:marker-style-name="T15"/>
      <text:p text:style-name="P44" loext:marker-style-name="T15"/>
      <text:p text:style-name="P44" loext:marker-style-name="T15"/>
      <text:p text:style-name="P44" loext:marker-style-name="T15"/>
      <text:p text:style-name="P44" loext:marker-style-name="T15"/>
      <text:p text:style-name="P44" loext:marker-style-name="T15"/>
      <text:p text:style-name="P44" loext:marker-style-name="T15"/>
      <text:p text:style-name="P40" loext:marker-style-name="T15"><text:span text:style-name="T15">Anhang xx: </text:span><text:span text:style-name="T15"/></text:p>
      <text:p text:style-name="P40" loext:marker-style-name="T15"><text:span text:style-name="T15">Berechnung Prozentuale Benutzung der Gemeinschaftsräume</text:span><text:span text:style-name="T15"/></text:p>
      <text:p text:style-name="P44" loext:marker-style-name="T15"/>
      <text:p text:style-name="P40" loext:marker-style-name="T15"><text:span text:style-name="T15">Anhang yy: </text:span><text:span text:style-name="T15"/></text:p>
      <text:p text:style-name="P40" loext:marker-style-name="T15"><text:span text:style-name="T15">Warmwasser Benutzung: wird nach Anzahl der Benutzer berechnet.</text:span><text:span text:style-name="T15"/></text:p>
      <text:p text:style-name="P40" loext:marker-style-name="T15"><text:span text:style-name="T15">Die Benutzung der Duschen darf nur durch die Mieter erfolgen.</text:span><text:span text:style-name="T15"/></text:p>
      <text:p text:style-name="P44" loext:marker-style-name="T15"/>
      <text:p text:style-name="P40" loext:marker-style-name="T15"><text:span text:style-name="T15">Anhang zz:</text:span><text:span text:style-name="T15"/></text:p>
      <text:p text:style-name="P40" loext:marker-style-name="T15"><text:span text:style-name="T15">Stromverbrauch:</text:span><text:span text:style-name="T15"/></text:p>
      <text:p text:style-name="P45" loext:marker-style-name="T2"><text:span text:style-name="T22">Falls kein eigener Stromzähler vorhanden ist, wird der Verbrauch </text:span><text:span text:style-name="T15">anhand der Differenz <text:s/>errechnet, unter Zugrundelegung der Verbrauchsrechnung von </text:span><text:span text:style-name="T22">der letzten Monaten.</text:span></text:p>
      <text:p text:style-name="P40" loext:marker-style-name="T2"><text:span text:style-name="T2"><text:tab/><text:tab/><text:tab/><text:tab/><text:tab/><text:tab/><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Futura-Medium" svg:font-family="Futura-Medium"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0" loext:num-list-format="%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1" loext:num-list-format="%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2" loext:num-list-format="%1%."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4"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5"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6"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7" loext:num-list-format="%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8T13:15:34.068942000</meta:creation-date>
    <dc:date>2026-04-28T13:42:47.126261000</dc:date>
    <meta:editing-duration>PT16M49S</meta:editing-duration>
    <meta:editing-cycles>6</meta:editing-cycles>
    <meta:generator>LibreOffice/26.2.0.3$MacOSX_AARCH64 LibreOffice_project/afbbd0df0edb6d40b450b0337ac646b0913a760c</meta:generator>
    <meta:document-statistic meta:table-count="0" meta:image-count="0" meta:object-count="0" meta:page-count="17" meta:paragraph-count="231" meta:word-count="4870" meta:character-count="37005" meta:non-whitespace-character-count="31445"/>
  </office:meta>
</office:document-meta>
</file>